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Calibri1" svg:font-family="Calibri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6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8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9" style:family="table-cell" style:parent-style-name="Default" style:data-style-name="N37">
      <style:table-cell-properties fo:border="thin solid #000000"/>
      <style:text-properties style:font-name="Arial1" style:font-name-asian="Arial1" style:font-name-complex="Arial1"/>
    </style:style>
    <style:style style:name="ce10" style:family="table-cell" style:parent-style-name="Default" style:data-style-name="N36">
      <style:table-cell-properties fo:border="thin solid #000000" fo:background-color="#BFBFBF"/>
      <style:text-properties style:font-name="Arial1" style:font-name-asian="Arial1" style:font-name-complex="Arial1"/>
    </style:style>
    <style:style style:name="ce11" style:family="table-cell" style:parent-style-name="Default" style:data-style-name="N37">
      <style:table-cell-properties fo:border="thin solid #000000" fo:background-color="#BFBFBF"/>
      <style:text-properties style:font-name="Arial1" style:font-name-asian="Arial1" style:font-name-complex="Arial1"/>
    </style:style>
    <style:style style:name="ce12" style:family="table-cell" style:parent-style-name="Default" style:data-style-name="N3">
      <style:table-cell-properties fo:border="thin solid #000000"/>
      <style:text-properties style:font-name="Arial1" style:font-name-asian="Arial1" style:font-name-complex="Arial1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anda_Larga_Fix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13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4">
            <text:p>SERVIÇO: BANDA LARGA FIX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ERÍODO: JAN/2017 a DEZ/2017</text:p>
          </table:table-cell>
          <table:table-cell table:number-columns-repeated="4" table:style-name="ce2"/>
          <table:table-cell office:value-type="float" office:value="2017" table:style-name="ce3">
            <text:p>2017</text:p>
          </table:table-cell>
          <table:table-cell table:number-columns-repeated="1004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7-01</text:p>
          </table:table-cell>
          <table:table-cell office:value-type="string" table:style-name="ce7">
            <text:p>2017-02</text:p>
          </table:table-cell>
          <table:table-cell office:value-type="string" table:style-name="ce7">
            <text:p>2017-03</text:p>
          </table:table-cell>
          <table:table-cell office:value-type="string" table:style-name="ce7">
            <text:p>2017-04</text:p>
          </table:table-cell>
          <table:table-cell office:value-type="string" table:style-name="ce7">
            <text:p>2017-05</text:p>
          </table:table-cell>
          <table:table-cell office:value-type="string" table:style-name="ce7">
            <text:p>2017-06</text:p>
          </table:table-cell>
          <table:table-cell office:value-type="string" table:style-name="ce7">
            <text:p>2017-07</text:p>
          </table:table-cell>
          <table:table-cell office:value-type="string" table:style-name="ce7">
            <text:p>2017-08</text:p>
          </table:table-cell>
          <table:table-cell office:value-type="string" table:style-name="ce7">
            <text:p>2017-09</text:p>
          </table:table-cell>
          <table:table-cell office:value-type="string" table:style-name="ce7">
            <text:p>2017-10</text:p>
          </table:table-cell>
          <table:table-cell office:value-type="string" table:style-name="ce7">
            <text:p>2017-11</text:p>
          </table:table-cell>
          <table:table-cell office:value-type="string" table:style-name="ce7">
            <text:p>2017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7.102000000000004" table:style-name="ce9">
            <text:p>87,102</text:p>
          </table:table-cell>
          <table:table-cell office:value-type="float" office:value="95.013000000000005" table:style-name="ce9">
            <text:p>95,013</text:p>
          </table:table-cell>
          <table:table-cell office:value-type="float" office:value="92.03" table:style-name="ce9">
            <text:p>92,030</text:p>
          </table:table-cell>
          <table:table-cell office:value-type="float" office:value="86.703000000000003" table:style-name="ce9">
            <text:p>86,703</text:p>
          </table:table-cell>
          <table:table-cell office:value-type="float" office:value="89.209000000000003" table:style-name="ce9">
            <text:p>89,209</text:p>
          </table:table-cell>
          <table:table-cell office:value-type="float" office:value="88.287999999999997" table:style-name="ce9">
            <text:p>88,288</text:p>
          </table:table-cell>
          <table:table-cell office:value-type="float" office:value="91.802999999999997" table:style-name="ce9">
            <text:p>91,803</text:p>
          </table:table-cell>
          <table:table-cell office:value-type="float" office:value="85.882999999999996" table:style-name="ce9">
            <text:p>85,883</text:p>
          </table:table-cell>
          <table:table-cell office:value-type="float" office:value="88.4" table:style-name="ce9">
            <text:p>88,400</text:p>
          </table:table-cell>
          <table:table-cell office:value-type="float" office:value="88.734999999999999" table:style-name="ce9">
            <text:p>88,735</text:p>
          </table:table-cell>
          <table:table-cell office:value-type="float" office:value="81.596000000000004" table:style-name="ce9">
            <text:p>81,596</text:p>
          </table:table-cell>
          <table:table-cell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8.19" table:style-name="ce9">
            <text:p>78,190</text:p>
          </table:table-cell>
          <table:table-cell office:value-type="float" office:value="80.441999999999993" table:style-name="ce9">
            <text:p>80,442</text:p>
          </table:table-cell>
          <table:table-cell office:value-type="float" office:value="77.001000000000005" table:style-name="ce9">
            <text:p>77,001</text:p>
          </table:table-cell>
          <table:table-cell office:value-type="float" office:value="79.846000000000004" table:style-name="ce9">
            <text:p>79,846</text:p>
          </table:table-cell>
          <table:table-cell office:value-type="float" office:value="87.456000000000003" table:style-name="ce9">
            <text:p>87,456</text:p>
          </table:table-cell>
          <table:table-cell office:value-type="float" office:value="91.046000000000006" table:style-name="ce9">
            <text:p>91,046</text:p>
          </table:table-cell>
          <table:table-cell office:value-type="float" office:value="88.378" table:style-name="ce9">
            <text:p>88,378</text:p>
          </table:table-cell>
          <table:table-cell office:value-type="float" office:value="87.228999999999999" table:style-name="ce9">
            <text:p>87,229</text:p>
          </table:table-cell>
          <table:table-cell office:value-type="float" office:value="90.268000000000001" table:style-name="ce9">
            <text:p>90,268</text:p>
          </table:table-cell>
          <table:table-cell office:value-type="float" office:value="88.322000000000003" table:style-name="ce9">
            <text:p>88,322</text:p>
          </table:table-cell>
          <table:table-cell office:value-type="float" office:value="89.894999999999996" table:style-name="ce9">
            <text:p>89,895</text:p>
          </table:table-cell>
          <table:table-cell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9.3000000000000007" table:style-name="ce9">
            <text:p>9,300</text:p>
          </table:table-cell>
          <table:table-cell office:value-type="float" office:value="26.978000000000002" table:style-name="ce9">
            <text:p>26,978</text:p>
          </table:table-cell>
          <table:table-cell office:value-type="float" office:value="8.5449999999999999" table:style-name="ce9">
            <text:p>8,545</text:p>
          </table:table-cell>
          <table:table-cell office:value-type="float" office:value="29.129000000000001" table:style-name="ce9">
            <text:p>29,129</text:p>
          </table:table-cell>
          <table:table-cell office:value-type="float" office:value="23.172000000000001" table:style-name="ce9">
            <text:p>23,172</text:p>
          </table:table-cell>
          <table:table-cell office:value-type="float" office:value="30.530999999999999" table:style-name="ce9">
            <text:p>30,531</text:p>
          </table:table-cell>
          <table:table-cell office:value-type="float" office:value="22.974" table:style-name="ce9">
            <text:p>22,974</text:p>
          </table:table-cell>
          <table:table-cell office:value-type="float" office:value="16.488" table:style-name="ce9">
            <text:p>16,488</text:p>
          </table:table-cell>
          <table:table-cell office:value-type="float" office:value="36.834000000000003" table:style-name="ce9">
            <text:p>36,834</text:p>
          </table:table-cell>
          <table:table-cell office:value-type="float" office:value="27.564" table:style-name="ce9">
            <text:p>27,564</text:p>
          </table:table-cell>
          <table:table-cell office:value-type="float" office:value="39.048999999999999" table:style-name="ce9">
            <text:p>39,049</text:p>
          </table:table-cell>
          <table:table-cell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6.873999999999995" table:style-name="ce9">
            <text:p>86,874</text:p>
          </table:table-cell>
          <table:table-cell office:value-type="float" office:value="83.415000000000006" table:style-name="ce9">
            <text:p>83,415</text:p>
          </table:table-cell>
          <table:table-cell office:value-type="float" office:value="74.281999999999996" table:style-name="ce9">
            <text:p>74,282</text:p>
          </table:table-cell>
          <table:table-cell office:value-type="float" office:value="81.25" table:style-name="ce9">
            <text:p>81,250</text:p>
          </table:table-cell>
          <table:table-cell office:value-type="float" office:value="79.546999999999997" table:style-name="ce9">
            <text:p>79,547</text:p>
          </table:table-cell>
          <table:table-cell office:value-type="float" office:value="83.59" table:style-name="ce9">
            <text:p>83,590</text:p>
          </table:table-cell>
          <table:table-cell office:value-type="float" office:value="82.043999999999997" table:style-name="ce9">
            <text:p>82,044</text:p>
          </table:table-cell>
          <table:table-cell office:value-type="float" office:value="79.707999999999998" table:style-name="ce9">
            <text:p>79,708</text:p>
          </table:table-cell>
          <table:table-cell office:value-type="float" office:value="83.784000000000006" table:style-name="ce9">
            <text:p>83,784</text:p>
          </table:table-cell>
          <table:table-cell office:value-type="float" office:value="84.847999999999999" table:style-name="ce9">
            <text:p>84,848</text:p>
          </table:table-cell>
          <table:table-cell office:value-type="float" office:value="71.504000000000005" table:style-name="ce9">
            <text:p>71,504</text:p>
          </table:table-cell>
          <table:table-cell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18.247" table:style-name="ce9">
            <text:p>18,247</text:p>
          </table:table-cell>
          <table:table-cell office:value-type="float" office:value="36.213999999999999" table:style-name="ce9">
            <text:p>36,214</text:p>
          </table:table-cell>
          <table:table-cell office:value-type="float" office:value="12.54" table:style-name="ce9">
            <text:p>12,540</text:p>
          </table:table-cell>
          <table:table-cell office:value-type="float" office:value="37.630000000000003" table:style-name="ce9">
            <text:p>37,630</text:p>
          </table:table-cell>
          <table:table-cell office:value-type="float" office:value="20.466999999999999" table:style-name="ce9">
            <text:p>20,467</text:p>
          </table:table-cell>
          <table:table-cell office:value-type="float" office:value="45.734000000000002" table:style-name="ce9">
            <text:p>45,734</text:p>
          </table:table-cell>
          <table:table-cell office:value-type="float" office:value="41.645000000000003" table:style-name="ce9">
            <text:p>41,645</text:p>
          </table:table-cell>
          <table:table-cell office:value-type="float" office:value="27.553000000000001" table:style-name="ce9">
            <text:p>27,553</text:p>
          </table:table-cell>
          <table:table-cell office:value-type="float" office:value="48.103999999999999" table:style-name="ce9">
            <text:p>48,104</text:p>
          </table:table-cell>
          <table:table-cell office:value-type="float" office:value="40.978000000000002" table:style-name="ce9">
            <text:p>40,978</text:p>
          </table:table-cell>
          <table:table-cell office:value-type="float" office:value="49.610999999999997" table:style-name="ce9">
            <text:p>49,611</text:p>
          </table:table-cell>
          <table:table-cell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18.372" table:style-name="ce9">
            <text:p>18,372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9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59.664999999999999" table:style-name="ce9">
            <text:p>59,665</text:p>
          </table:table-cell>
          <table:table-cell office:value-type="float" office:value="68.481999999999999" table:style-name="ce9">
            <text:p>68,482</text:p>
          </table:table-cell>
          <table:table-cell office:value-type="float" office:value="61.314999999999998" table:style-name="ce9">
            <text:p>61,315</text:p>
          </table:table-cell>
          <table:table-cell office:value-type="float" office:value="72.533000000000001" table:style-name="ce9">
            <text:p>72,533</text:p>
          </table:table-cell>
          <table:table-cell office:value-type="float" office:value="66.122" table:style-name="ce9">
            <text:p>66,122</text:p>
          </table:table-cell>
          <table:table-cell office:value-type="float" office:value="70.236999999999995" table:style-name="ce9">
            <text:p>70,237</text:p>
          </table:table-cell>
          <table:table-cell office:value-type="float" office:value="69.063000000000002" table:style-name="ce9">
            <text:p>69,063</text:p>
          </table:table-cell>
          <table:table-cell office:value-type="float" office:value="64.356999999999999" table:style-name="ce9">
            <text:p>64,357</text:p>
          </table:table-cell>
          <table:table-cell office:value-type="float" office:value="72.066999999999993" table:style-name="ce9">
            <text:p>72,067</text:p>
          </table:table-cell>
          <table:table-cell office:value-type="float" office:value="71.399000000000001" table:style-name="ce9">
            <text:p>71,399</text:p>
          </table:table-cell>
          <table:table-cell office:value-type="float" office:value="73.364999999999995" table:style-name="ce9">
            <text:p>73,365</text:p>
          </table:table-cell>
          <table:table-cell table:style-name="ce9"/>
          <table:table-cell table:number-columns-repeated="997" table:style-name="ce2"/>
          <table:table-cell table:number-columns-repeated="15373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0.70199999999999996" table:style-name="ce9">
            <text:p>0,702</text:p>
          </table:table-cell>
          <table:table-cell office:value-type="float" office:value="0.59899999999999998" table:style-name="ce9">
            <text:p>0,599</text:p>
          </table:table-cell>
          <table:table-cell office:value-type="float" office:value="0.71899999999999997" table:style-name="ce9">
            <text:p>0,719</text:p>
          </table:table-cell>
          <table:table-cell office:value-type="float" office:value="0.68100000000000005" table:style-name="ce9">
            <text:p>0,681</text:p>
          </table:table-cell>
          <table:table-cell office:value-type="float" office:value="0.83199999999999996" table:style-name="ce9">
            <text:p>0,832</text:p>
          </table:table-cell>
          <table:table-cell office:value-type="float" office:value="0.66800000000000004" table:style-name="ce9">
            <text:p>0,668</text:p>
          </table:table-cell>
          <table:table-cell office:value-type="float" office:value="0.72799999999999998" table:style-name="ce9">
            <text:p>0,728</text:p>
          </table:table-cell>
          <table:table-cell office:value-type="float" office:value="0.72399999999999998" table:style-name="ce9">
            <text:p>0,724</text:p>
          </table:table-cell>
          <table:table-cell office:value-type="float" office:value="0.61499999999999999" table:style-name="ce9">
            <text:p>0,615</text:p>
          </table:table-cell>
          <table:table-cell office:value-type="float" office:value="0.85099999999999998" table:style-name="ce9">
            <text:p>0,851</text:p>
          </table:table-cell>
          <table:table-cell office:value-type="float" office:value="0.67600000000000005" table:style-name="ce9">
            <text:p>0,676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Índice de Reclamações</text:p>
          </table:table-cell>
          <table:table-cell office:value-type="float" office:value="0.86299999999999999" table:style-name="ce9">
            <text:p>0,863</text:p>
          </table:table-cell>
          <table:table-cell office:value-type="float" office:value="0.71699999999999997" table:style-name="ce9">
            <text:p>0,717</text:p>
          </table:table-cell>
          <table:table-cell office:value-type="float" office:value="0.86299999999999999" table:style-name="ce9">
            <text:p>0,863</text:p>
          </table:table-cell>
          <table:table-cell office:value-type="float" office:value="0.76500000000000001" table:style-name="ce9">
            <text:p>0,765</text:p>
          </table:table-cell>
          <table:table-cell office:value-type="float" office:value="0.90200000000000002" table:style-name="ce9">
            <text:p>0,902</text:p>
          </table:table-cell>
          <table:table-cell office:value-type="float" office:value="0.75800000000000001" table:style-name="ce9">
            <text:p>0,758</text:p>
          </table:table-cell>
          <table:table-cell office:value-type="float" office:value="0.86499999999999999" table:style-name="ce9">
            <text:p>0,865</text:p>
          </table:table-cell>
          <table:table-cell office:value-type="float" office:value="0.91100000000000003" table:style-name="ce9">
            <text:p>0,911</text:p>
          </table:table-cell>
          <table:table-cell office:value-type="float" office:value="0.78900000000000003" table:style-name="ce9">
            <text:p>0,789</text:p>
          </table:table-cell>
          <table:table-cell office:value-type="float" office:value="0.86699999999999999" table:style-name="ce9">
            <text:p>0,867</text:p>
          </table:table-cell>
          <table:table-cell office:value-type="float" office:value="0.80400000000000005" table:style-name="ce9">
            <text:p>0,804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3.7440000000000002" table:style-name="ce9">
            <text:p>3,744</text:p>
          </table:table-cell>
          <table:table-cell office:value-type="float" office:value="3.008" table:style-name="ce9">
            <text:p>3,008</text:p>
          </table:table-cell>
          <table:table-cell office:value-type="float" office:value="3.468" table:style-name="ce9">
            <text:p>3,468</text:p>
          </table:table-cell>
          <table:table-cell office:value-type="float" office:value="2.8220000000000001" table:style-name="ce9">
            <text:p>2,822</text:p>
          </table:table-cell>
          <table:table-cell office:value-type="float" office:value="3.101" table:style-name="ce9">
            <text:p>3,101</text:p>
          </table:table-cell>
          <table:table-cell office:value-type="float" office:value="2.8119999999999998" table:style-name="ce9">
            <text:p>2,812</text:p>
          </table:table-cell>
          <table:table-cell office:value-type="float" office:value="2.9279999999999999" table:style-name="ce9">
            <text:p>2,928</text:p>
          </table:table-cell>
          <table:table-cell office:value-type="float" office:value="3.2069999999999999" table:style-name="ce9">
            <text:p>3,207</text:p>
          </table:table-cell>
          <table:table-cell office:value-type="float" office:value="2.6230000000000002" table:style-name="ce9">
            <text:p>2,623</text:p>
          </table:table-cell>
          <table:table-cell office:value-type="float" office:value="3.008" table:style-name="ce9">
            <text:p>3,008</text:p>
          </table:table-cell>
          <table:table-cell office:value-type="float" office:value="2.548" table:style-name="ce9">
            <text:p>2,548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Índice de Reclamações</text:p>
          </table:table-cell>
          <table:table-cell office:value-type="float" office:value="0.23200000000000001" table:style-name="ce9">
            <text:p>0,232</text:p>
          </table:table-cell>
          <table:table-cell office:value-type="float" office:value="0.22" table:style-name="ce9">
            <text:p>0,220</text:p>
          </table:table-cell>
          <table:table-cell office:value-type="float" office:value="0.17199999999999999" table:style-name="ce9">
            <text:p>0,172</text:p>
          </table:table-cell>
          <table:table-cell office:value-type="float" office:value="0.19" table:style-name="ce9">
            <text:p>0,190</text:p>
          </table:table-cell>
          <table:table-cell office:value-type="float" office:value="0.184" table:style-name="ce9">
            <text:p>0,184</text:p>
          </table:table-cell>
          <table:table-cell office:value-type="float" office:value="0.23400000000000001" table:style-name="ce9">
            <text:p>0,234</text:p>
          </table:table-cell>
          <table:table-cell office:value-type="float" office:value="1.1180000000000001" table:style-name="ce9">
            <text:p>1,118</text:p>
          </table:table-cell>
          <table:table-cell office:value-type="float" office:value="0.40100000000000002" table:style-name="ce9">
            <text:p>0,401</text:p>
          </table:table-cell>
          <table:table-cell office:value-type="float" office:value="0.21199999999999999" table:style-name="ce9">
            <text:p>0,212</text:p>
          </table:table-cell>
          <table:table-cell office:value-type="float" office:value="0.378" table:style-name="ce9">
            <text:p>0,378</text:p>
          </table:table-cell>
          <table:table-cell office:value-type="float" office:value="0.248" table:style-name="ce9">
            <text:p>0,248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Índice de Reclamações</text:p>
          </table:table-cell>
          <table:table-cell office:value-type="float" office:value="3.1819999999999999" table:style-name="ce9">
            <text:p>3,182</text:p>
          </table:table-cell>
          <table:table-cell office:value-type="float" office:value="2.9510000000000001" table:style-name="ce9">
            <text:p>2,951</text:p>
          </table:table-cell>
          <table:table-cell office:value-type="float" office:value="3.698" table:style-name="ce9">
            <text:p>3,698</text:p>
          </table:table-cell>
          <table:table-cell office:value-type="float" office:value="2.895" table:style-name="ce9">
            <text:p>2,895</text:p>
          </table:table-cell>
          <table:table-cell office:value-type="float" office:value="3.581" table:style-name="ce9">
            <text:p>3,581</text:p>
          </table:table-cell>
          <table:table-cell office:value-type="float" office:value="2.5710000000000002" table:style-name="ce9">
            <text:p>2,571</text:p>
          </table:table-cell>
          <table:table-cell office:value-type="float" office:value="2.734" table:style-name="ce9">
            <text:p>2,734</text:p>
          </table:table-cell>
          <table:table-cell office:value-type="float" office:value="3.298" table:style-name="ce9">
            <text:p>3,298</text:p>
          </table:table-cell>
          <table:table-cell office:value-type="float" office:value="2.476" table:style-name="ce9">
            <text:p>2,476</text:p>
          </table:table-cell>
          <table:table-cell office:value-type="float" office:value="2.7610000000000001" table:style-name="ce9">
            <text:p>2,761</text:p>
          </table:table-cell>
          <table:table-cell office:value-type="float" office:value="2.4159999999999999" table:style-name="ce9">
            <text:p>2,416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Índice de Reclamações</text:p>
          </table:table-cell>
          <table:table-cell office:value-type="float" office:value="5.9269999999999996" table:style-name="ce9">
            <text:p>5,927</text:p>
          </table:table-cell>
          <table:table-cell office:value-type="float" office:value="4.4290000000000003" table:style-name="ce9">
            <text:p>4,429</text:p>
          </table:table-cell>
          <table:table-cell office:value-type="float" office:value="4.3070000000000004" table:style-name="ce9">
            <text:p>4,307</text:p>
          </table:table-cell>
          <table:table-cell office:value-type="float" office:value="3.464" table:style-name="ce9">
            <text:p>3,464</text:p>
          </table:table-cell>
          <table:table-cell office:value-type="float" office:value="4.71" table:style-name="ce9">
            <text:p>4,710</text:p>
          </table:table-cell>
          <table:table-cell office:value-type="float" office:value="7.0010000000000003" table:style-name="ce9">
            <text:p>7,001</text:p>
          </table:table-cell>
          <table:table-cell office:value-type="float" office:value="5.2240000000000002" table:style-name="ce9">
            <text:p>5,224</text:p>
          </table:table-cell>
          <table:table-cell office:value-type="float" office:value="5.7939999999999996" table:style-name="ce9">
            <text:p>5,794</text:p>
          </table:table-cell>
          <table:table-cell office:value-type="float" office:value="6.7009999999999996" table:style-name="ce9">
            <text:p>6,701</text:p>
          </table:table-cell>
          <table:table-cell office:value-type="float" office:value="6.2439999999999998" table:style-name="ce9">
            <text:p>6,244</text:p>
          </table:table-cell>
          <table:table-cell office:value-type="float" office:value="7.6520000000000001" table:style-name="ce9">
            <text:p>7,652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2.0129999999999999" table:style-name="ce9">
            <text:p>2,013</text:p>
          </table:table-cell>
          <table:table-cell office:value-type="float" office:value="1.661" table:style-name="ce9">
            <text:p>1,661</text:p>
          </table:table-cell>
          <table:table-cell office:value-type="float" office:value="1.9470000000000001" table:style-name="ce9">
            <text:p>1,947</text:p>
          </table:table-cell>
          <table:table-cell office:value-type="float" office:value="1.4990000000000001" table:style-name="ce9">
            <text:p>1,499</text:p>
          </table:table-cell>
          <table:table-cell office:value-type="float" office:value="1.7549999999999999" table:style-name="ce9">
            <text:p>1,755</text:p>
          </table:table-cell>
          <table:table-cell office:value-type="float" office:value="1.591" table:style-name="ce9">
            <text:p>1,591</text:p>
          </table:table-cell>
          <table:table-cell office:value-type="float" office:value="1.637" table:style-name="ce9">
            <text:p>1,637</text:p>
          </table:table-cell>
          <table:table-cell office:value-type="float" office:value="1.8260000000000001" table:style-name="ce9">
            <text:p>1,826</text:p>
          </table:table-cell>
          <table:table-cell office:value-type="float" office:value="1.5169999999999999" table:style-name="ce9">
            <text:p>1,517</text:p>
          </table:table-cell>
          <table:table-cell office:value-type="float" office:value="1.544" table:style-name="ce9">
            <text:p>1,544</text:p>
          </table:table-cell>
          <table:table-cell office:value-type="float" office:value="1.4650000000000001" table:style-name="ce9">
            <text:p>1,465</text:p>
          </table:table-cell>
          <table:table-cell table:style-name="ce9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498849" table:style-name="ce12">
            <text:p>498.849</text:p>
          </table:table-cell>
          <table:table-cell office:value-type="float" office:value="502101" table:style-name="ce12">
            <text:p>502.101</text:p>
          </table:table-cell>
          <table:table-cell office:value-type="float" office:value="507795" table:style-name="ce12">
            <text:p>507.795</text:p>
          </table:table-cell>
          <table:table-cell office:value-type="float" office:value="512345" table:style-name="ce12">
            <text:p>512.345</text:p>
          </table:table-cell>
          <table:table-cell office:value-type="float" office:value="517063" table:style-name="ce12">
            <text:p>517.063</text:p>
          </table:table-cell>
          <table:table-cell office:value-type="float" office:value="522534" table:style-name="ce12">
            <text:p>522.534</text:p>
          </table:table-cell>
          <table:table-cell office:value-type="float" office:value="527573" table:style-name="ce12">
            <text:p>527.573</text:p>
          </table:table-cell>
          <table:table-cell office:value-type="float" office:value="531470" table:style-name="ce12">
            <text:p>531.470</text:p>
          </table:table-cell>
          <table:table-cell office:value-type="float" office:value="531464" table:style-name="ce12">
            <text:p>531.464</text:p>
          </table:table-cell>
          <table:table-cell office:value-type="float" office:value="533731" table:style-name="ce12">
            <text:p>533.731</text:p>
          </table:table-cell>
          <table:table-cell office:value-type="float" office:value="538468" table:style-name="ce12">
            <text:p>538.468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8528998" table:style-name="ce12">
            <text:p>8.528.998</text:p>
          </table:table-cell>
          <table:table-cell office:value-type="float" office:value="8545483" table:style-name="ce12">
            <text:p>8.545.483</text:p>
          </table:table-cell>
          <table:table-cell office:value-type="float" office:value="8577280" table:style-name="ce12">
            <text:p>8.577.280</text:p>
          </table:table-cell>
          <table:table-cell office:value-type="float" office:value="8580309" table:style-name="ce12">
            <text:p>8.580.309</text:p>
          </table:table-cell>
          <table:table-cell office:value-type="float" office:value="8585618" table:style-name="ce12">
            <text:p>8.585.618</text:p>
          </table:table-cell>
          <table:table-cell office:value-type="float" office:value="8600888" table:style-name="ce12">
            <text:p>8.600.888</text:p>
          </table:table-cell>
          <table:table-cell office:value-type="float" office:value="8642978" table:style-name="ce12">
            <text:p>8.642.978</text:p>
          </table:table-cell>
          <table:table-cell office:value-type="float" office:value="8711912" table:style-name="ce12">
            <text:p>8.711.912</text:p>
          </table:table-cell>
          <table:table-cell office:value-type="float" office:value="8763821" table:style-name="ce12">
            <text:p>8.763.821</text:p>
          </table:table-cell>
          <table:table-cell office:value-type="float" office:value="8818985" table:style-name="ce12">
            <text:p>8.818.985</text:p>
          </table:table-cell>
          <table:table-cell office:value-type="float" office:value="8868550" table:style-name="ce12">
            <text:p>8.868.550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6420116" table:style-name="ce12">
            <text:p>6.420.116</text:p>
          </table:table-cell>
          <table:table-cell office:value-type="float" office:value="6429832" table:style-name="ce12">
            <text:p>6.429.832</text:p>
          </table:table-cell>
          <table:table-cell office:value-type="float" office:value="6416887" table:style-name="ce12">
            <text:p>6.416.887</text:p>
          </table:table-cell>
          <table:table-cell office:value-type="float" office:value="6425464" table:style-name="ce12">
            <text:p>6.425.464</text:p>
          </table:table-cell>
          <table:table-cell office:value-type="float" office:value="6415983" table:style-name="ce12">
            <text:p>6.415.983</text:p>
          </table:table-cell>
          <table:table-cell office:value-type="float" office:value="6425322" table:style-name="ce12">
            <text:p>6.425.322</text:p>
          </table:table-cell>
          <table:table-cell office:value-type="float" office:value="6431502" table:style-name="ce12">
            <text:p>6.431.502</text:p>
          </table:table-cell>
          <table:table-cell office:value-type="float" office:value="6386326" table:style-name="ce12">
            <text:p>6.386.326</text:p>
          </table:table-cell>
          <table:table-cell office:value-type="float" office:value="6374138" table:style-name="ce12">
            <text:p>6.374.138</text:p>
          </table:table-cell>
          <table:table-cell office:value-type="float" office:value="6346608" table:style-name="ce12">
            <text:p>6.346.608</text:p>
          </table:table-cell>
          <table:table-cell office:value-type="float" office:value="6327202" table:style-name="ce12">
            <text:p>6.327.202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67817" table:style-name="ce12">
            <text:p>167.817</text:p>
          </table:table-cell>
          <table:table-cell office:value-type="float" office:value="167812" table:style-name="ce12">
            <text:p>167.812</text:p>
          </table:table-cell>
          <table:table-cell office:value-type="float" office:value="168165" table:style-name="ce12">
            <text:p>168.165</text:p>
          </table:table-cell>
          <table:table-cell office:value-type="float" office:value="168144" table:style-name="ce12">
            <text:p>168.144</text:p>
          </table:table-cell>
          <table:table-cell office:value-type="float" office:value="168144" table:style-name="ce12">
            <text:p>168.144</text:p>
          </table:table-cell>
          <table:table-cell office:value-type="float" office:value="170806" table:style-name="ce12">
            <text:p>170.806</text:p>
          </table:table-cell>
          <table:table-cell office:value-type="float" office:value="170806" table:style-name="ce12">
            <text:p>170.806</text:p>
          </table:table-cell>
          <table:table-cell office:value-type="float" office:value="174750" table:style-name="ce12">
            <text:p>174.750</text:p>
          </table:table-cell>
          <table:table-cell office:value-type="float" office:value="174750" table:style-name="ce12">
            <text:p>174.750</text:p>
          </table:table-cell>
          <table:table-cell office:value-type="float" office:value="174750" table:style-name="ce12">
            <text:p>174.750</text:p>
          </table:table-cell>
          <table:table-cell office:value-type="float" office:value="213569" table:style-name="ce12">
            <text:p>213.569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09837" table:style-name="ce12">
            <text:p>309.837</text:p>
          </table:table-cell>
          <table:table-cell office:value-type="float" office:value="314084" table:style-name="ce12">
            <text:p>314.084</text:p>
          </table:table-cell>
          <table:table-cell office:value-type="float" office:value="330993" table:style-name="ce12">
            <text:p>330.993</text:p>
          </table:table-cell>
          <table:table-cell office:value-type="float" office:value="342684" table:style-name="ce12">
            <text:p>342.684</text:p>
          </table:table-cell>
          <table:table-cell office:value-type="float" office:value="348753" table:style-name="ce12">
            <text:p>348.753</text:p>
          </table:table-cell>
          <table:table-cell office:value-type="float" office:value="358278" table:style-name="ce12">
            <text:p>358.278</text:p>
          </table:table-cell>
          <table:table-cell office:value-type="float" office:value="367200" table:style-name="ce12">
            <text:p>367.200</text:p>
          </table:table-cell>
          <table:table-cell office:value-type="float" office:value="365688" table:style-name="ce12">
            <text:p>365.688</text:p>
          </table:table-cell>
          <table:table-cell office:value-type="float" office:value="365126" table:style-name="ce12">
            <text:p>365.126</text:p>
          </table:table-cell>
          <table:table-cell office:value-type="float" office:value="361840" table:style-name="ce12">
            <text:p>361.840</text:p>
          </table:table-cell>
          <table:table-cell office:value-type="float" office:value="365963" table:style-name="ce12">
            <text:p>365.96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31703" table:style-name="ce12">
            <text:p>331.703</text:p>
          </table:table-cell>
          <table:table-cell office:value-type="float" office:value="335514" table:style-name="ce12">
            <text:p>335.514</text:p>
          </table:table-cell>
          <table:table-cell office:value-type="float" office:value="341995" table:style-name="ce12">
            <text:p>341.995</text:p>
          </table:table-cell>
          <table:table-cell office:value-type="float" office:value="345222" table:style-name="ce12">
            <text:p>345.222</text:p>
          </table:table-cell>
          <table:table-cell office:value-type="float" office:value="355441" table:style-name="ce12">
            <text:p>355.441</text:p>
          </table:table-cell>
          <table:table-cell office:value-type="float" office:value="366970" table:style-name="ce12">
            <text:p>366.970</text:p>
          </table:table-cell>
          <table:table-cell office:value-type="float" office:value="378446" table:style-name="ce12">
            <text:p>378.446</text:p>
          </table:table-cell>
          <table:table-cell office:value-type="float" office:value="388340" table:style-name="ce12">
            <text:p>388.340</text:p>
          </table:table-cell>
          <table:table-cell office:value-type="float" office:value="395179" table:style-name="ce12">
            <text:p>395.179</text:p>
          </table:table-cell>
          <table:table-cell office:value-type="float" office:value="403298" table:style-name="ce12">
            <text:p>403.298</text:p>
          </table:table-cell>
          <table:table-cell office:value-type="float" office:value="410727" table:style-name="ce12">
            <text:p>410.727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473425" table:style-name="ce12">
            <text:p>7.473.425</text:p>
          </table:table-cell>
          <table:table-cell office:value-type="float" office:value="7481705" table:style-name="ce12">
            <text:p>7.481.705</text:p>
          </table:table-cell>
          <table:table-cell office:value-type="float" office:value="7492005" table:style-name="ce12">
            <text:p>7.492.005</text:p>
          </table:table-cell>
          <table:table-cell office:value-type="float" office:value="7529321" table:style-name="ce12">
            <text:p>7.529.321</text:p>
          </table:table-cell>
          <table:table-cell office:value-type="float" office:value="7557394" table:style-name="ce12">
            <text:p>7.557.394</text:p>
          </table:table-cell>
          <table:table-cell office:value-type="float" office:value="7580456" table:style-name="ce12">
            <text:p>7.580.456</text:p>
          </table:table-cell>
          <table:table-cell office:value-type="float" office:value="7592142" table:style-name="ce12">
            <text:p>7.592.142</text:p>
          </table:table-cell>
          <table:table-cell office:value-type="float" office:value="7611849" table:style-name="ce12">
            <text:p>7.611.849</text:p>
          </table:table-cell>
          <table:table-cell office:value-type="float" office:value="7610764" table:style-name="ce12">
            <text:p>7.610.764</text:p>
          </table:table-cell>
          <table:table-cell office:value-type="float" office:value="7602113" table:style-name="ce12">
            <text:p>7.602.113</text:p>
          </table:table-cell>
          <table:table-cell office:value-type="float" office:value="7599972" table:style-name="ce12">
            <text:p>7.599.972</text:p>
          </table:table-cell>
          <table:table-cell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30" table:style-name="ce12">
            <text:p>30</text:p>
          </table:table-cell>
          <table:table-cell office:value-type="float" office:value="15" table:style-name="ce12">
            <text:p>15</text:p>
          </table:table-cell>
          <table:table-cell office:value-type="float" office:value="25" table:style-name="ce12">
            <text:p>25</text:p>
          </table:table-cell>
          <table:table-cell office:value-type="float" office:value="35" table:style-name="ce12">
            <text:p>35</text:p>
          </table:table-cell>
          <table:table-cell office:value-type="float" office:value="25" table:style-name="ce12">
            <text:p>25</text:p>
          </table:table-cell>
          <table:table-cell office:value-type="float" office:value="28" table:style-name="ce12">
            <text:p>28</text:p>
          </table:table-cell>
          <table:table-cell office:value-type="float" office:value="19" table:style-name="ce12">
            <text:p>19</text:p>
          </table:table-cell>
          <table:table-cell office:value-type="float" office:value="37" table:style-name="ce12">
            <text:p>37</text:p>
          </table:table-cell>
          <table:table-cell office:value-type="float" office:value="16" table:style-name="ce12">
            <text:p>16</text:p>
          </table:table-cell>
          <table:table-cell office:value-type="float" office:value="29" table:style-name="ce12">
            <text:p>29</text:p>
          </table:table-cell>
          <table:table-cell office:value-type="float" office:value="35" table:style-name="ce12">
            <text:p>35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abertas</text:p>
          </table:table-cell>
          <table:table-cell office:value-type="float" office:value="584" table:style-name="ce12">
            <text:p>584</text:p>
          </table:table-cell>
          <table:table-cell office:value-type="float" office:value="572" table:style-name="ce12">
            <text:p>572</text:p>
          </table:table-cell>
          <table:table-cell office:value-type="float" office:value="742" table:style-name="ce12">
            <text:p>742</text:p>
          </table:table-cell>
          <table:table-cell office:value-type="float" office:value="614" table:style-name="ce12">
            <text:p>614</text:p>
          </table:table-cell>
          <table:table-cell office:value-type="float" office:value="581" table:style-name="ce12">
            <text:p>581</text:p>
          </table:table-cell>
          <table:table-cell office:value-type="float" office:value="426" table:style-name="ce12">
            <text:p>426</text:p>
          </table:table-cell>
          <table:table-cell office:value-type="float" office:value="526" table:style-name="ce12">
            <text:p>526</text:p>
          </table:table-cell>
          <table:table-cell office:value-type="float" office:value="473" table:style-name="ce12">
            <text:p>473</text:p>
          </table:table-cell>
          <table:table-cell office:value-type="float" office:value="528" table:style-name="ce12">
            <text:p>528</text:p>
          </table:table-cell>
          <table:table-cell office:value-type="float" office:value="575" table:style-name="ce12">
            <text:p>575</text:p>
          </table:table-cell>
          <table:table-cell office:value-type="float" office:value="545" table:style-name="ce12">
            <text:p>545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2722" table:style-name="ce12">
            <text:p>2.722</text:p>
          </table:table-cell>
          <table:table-cell office:value-type="float" office:value="2410" table:style-name="ce12">
            <text:p>2.410</text:p>
          </table:table-cell>
          <table:table-cell office:value-type="float" office:value="3434" table:style-name="ce12">
            <text:p>3.434</text:p>
          </table:table-cell>
          <table:table-cell office:value-type="float" office:value="2986" table:style-name="ce12">
            <text:p>2.986</text:p>
          </table:table-cell>
          <table:table-cell office:value-type="float" office:value="2941" table:style-name="ce12">
            <text:p>2.941</text:p>
          </table:table-cell>
          <table:table-cell office:value-type="float" office:value="2621" table:style-name="ce12">
            <text:p>2.621</text:p>
          </table:table-cell>
          <table:table-cell office:value-type="float" office:value="2609" table:style-name="ce12">
            <text:p>2.609</text:p>
          </table:table-cell>
          <table:table-cell office:value-type="float" office:value="2695" table:style-name="ce12">
            <text:p>2.695</text:p>
          </table:table-cell>
          <table:table-cell office:value-type="float" office:value="2025" table:style-name="ce12">
            <text:p>2.025</text:p>
          </table:table-cell>
          <table:table-cell office:value-type="float" office:value="2207" table:style-name="ce12">
            <text:p>2.207</text:p>
          </table:table-cell>
          <table:table-cell office:value-type="float" office:value="1868" table:style-name="ce12">
            <text:p>1.868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abertas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float" office:value="9" table:style-name="ce12">
            <text:p>9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2">
            <text:p>9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abertas</text:p>
          </table:table-cell>
          <table:table-cell office:value-type="float" office:value="110" table:style-name="ce12">
            <text:p>110</text:p>
          </table:table-cell>
          <table:table-cell office:value-type="float" office:value="68" table:style-name="ce12">
            <text:p>68</text:p>
          </table:table-cell>
          <table:table-cell office:value-type="float" office:value="75" table:style-name="ce12">
            <text:p>75</text:p>
          </table:table-cell>
          <table:table-cell office:value-type="float" office:value="48" table:style-name="ce12">
            <text:p>48</text:p>
          </table:table-cell>
          <table:table-cell office:value-type="float" office:value="70" table:style-name="ce12">
            <text:p>70</text:p>
          </table:table-cell>
          <table:table-cell office:value-type="float" office:value="50" table:style-name="ce12">
            <text:p>50</text:p>
          </table:table-cell>
          <table:table-cell office:value-type="float" office:value="66" table:style-name="ce12">
            <text:p>66</text:p>
          </table:table-cell>
          <table:table-cell office:value-type="float" office:value="69" table:style-name="ce12">
            <text:p>69</text:p>
          </table:table-cell>
          <table:table-cell office:value-type="float" office:value="38" table:style-name="ce12">
            <text:p>38</text:p>
          </table:table-cell>
          <table:table-cell office:value-type="float" office:value="40" table:style-name="ce12">
            <text:p>40</text:p>
          </table:table-cell>
          <table:table-cell office:value-type="float" office:value="32" table:style-name="ce12">
            <text:p>32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abertas</text:p>
          </table:table-cell>
          <table:table-cell office:value-type="float" office:value="175" table:style-name="ce12">
            <text:p>175</text:p>
          </table:table-cell>
          <table:table-cell office:value-type="float" office:value="105" table:style-name="ce12">
            <text:p>105</text:p>
          </table:table-cell>
          <table:table-cell office:value-type="float" office:value="124" table:style-name="ce12">
            <text:p>124</text:p>
          </table:table-cell>
          <table:table-cell office:value-type="float" office:value="96" table:style-name="ce12">
            <text:p>96</text:p>
          </table:table-cell>
          <table:table-cell office:value-type="float" office:value="170" table:style-name="ce12">
            <text:p>170</text:p>
          </table:table-cell>
          <table:table-cell office:value-type="float" office:value="249" table:style-name="ce12">
            <text:p>249</text:p>
          </table:table-cell>
          <table:table-cell office:value-type="float" office:value="212" table:style-name="ce12">
            <text:p>212</text:p>
          </table:table-cell>
          <table:table-cell office:value-type="float" office:value="223" table:style-name="ce12">
            <text:p>223</text:p>
          </table:table-cell>
          <table:table-cell office:value-type="float" office:value="356" table:style-name="ce12">
            <text:p>356</text:p>
          </table:table-cell>
          <table:table-cell office:value-type="float" office:value="275" table:style-name="ce12">
            <text:p>275</text:p>
          </table:table-cell>
          <table:table-cell office:value-type="float" office:value="454" table:style-name="ce12">
            <text:p>454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1105" table:style-name="ce12">
            <text:p>1.105</text:p>
          </table:table-cell>
          <table:table-cell office:value-type="float" office:value="782" table:style-name="ce12">
            <text:p>782</text:p>
          </table:table-cell>
          <table:table-cell office:value-type="float" office:value="935" table:style-name="ce12">
            <text:p>935</text:p>
          </table:table-cell>
          <table:table-cell office:value-type="float" office:value="644" table:style-name="ce12">
            <text:p>644</text:p>
          </table:table-cell>
          <table:table-cell office:value-type="float" office:value="802" table:style-name="ce12">
            <text:p>802</text:p>
          </table:table-cell>
          <table:table-cell office:value-type="float" office:value="627" table:style-name="ce12">
            <text:p>627</text:p>
          </table:table-cell>
          <table:table-cell office:value-type="float" office:value="711" table:style-name="ce12">
            <text:p>711</text:p>
          </table:table-cell>
          <table:table-cell office:value-type="float" office:value="809" table:style-name="ce12">
            <text:p>809</text:p>
          </table:table-cell>
          <table:table-cell office:value-type="float" office:value="651" table:style-name="ce12">
            <text:p>651</text:p>
          </table:table-cell>
          <table:table-cell office:value-type="float" office:value="762" table:style-name="ce12">
            <text:p>762</text:p>
          </table:table-cell>
          <table:table-cell office:value-type="float" office:value="630" table:style-name="ce12">
            <text:p>630</text:p>
          </table:table-cell>
          <table:table-cell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350" table:style-name="ce12">
            <text:p>350</text:p>
          </table:table-cell>
          <table:table-cell office:value-type="float" office:value="301" table:style-name="ce12">
            <text:p>301</text:p>
          </table:table-cell>
          <table:table-cell office:value-type="float" office:value="365" table:style-name="ce12">
            <text:p>365</text:p>
          </table:table-cell>
          <table:table-cell office:value-type="float" office:value="349" table:style-name="ce12">
            <text:p>349</text:p>
          </table:table-cell>
          <table:table-cell office:value-type="float" office:value="430" table:style-name="ce12">
            <text:p>430</text:p>
          </table:table-cell>
          <table:table-cell office:value-type="float" office:value="349" table:style-name="ce12">
            <text:p>349</text:p>
          </table:table-cell>
          <table:table-cell office:value-type="float" office:value="384" table:style-name="ce12">
            <text:p>384</text:p>
          </table:table-cell>
          <table:table-cell office:value-type="float" office:value="385" table:style-name="ce12">
            <text:p>385</text:p>
          </table:table-cell>
          <table:table-cell office:value-type="float" office:value="327" table:style-name="ce12">
            <text:p>327</text:p>
          </table:table-cell>
          <table:table-cell office:value-type="float" office:value="454" table:style-name="ce12">
            <text:p>454</text:p>
          </table:table-cell>
          <table:table-cell office:value-type="float" office:value="364" table:style-name="ce12">
            <text:p>364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</text:p>
          </table:table-cell>
          <table:table-cell office:value-type="float" office:value="7361" table:style-name="ce12">
            <text:p>7.361</text:p>
          </table:table-cell>
          <table:table-cell office:value-type="float" office:value="6130" table:style-name="ce12">
            <text:p>6.130</text:p>
          </table:table-cell>
          <table:table-cell office:value-type="float" office:value="7405" table:style-name="ce12">
            <text:p>7.405</text:p>
          </table:table-cell>
          <table:table-cell office:value-type="float" office:value="6564" table:style-name="ce12">
            <text:p>6.564</text:p>
          </table:table-cell>
          <table:table-cell office:value-type="float" office:value="7742" table:style-name="ce12">
            <text:p>7.742</text:p>
          </table:table-cell>
          <table:table-cell office:value-type="float" office:value="6521" table:style-name="ce12">
            <text:p>6.521</text:p>
          </table:table-cell>
          <table:table-cell office:value-type="float" office:value="7475" table:style-name="ce12">
            <text:p>7.475</text:p>
          </table:table-cell>
          <table:table-cell office:value-type="float" office:value="7935" table:style-name="ce12">
            <text:p>7.935</text:p>
          </table:table-cell>
          <table:table-cell office:value-type="float" office:value="6917" table:style-name="ce12">
            <text:p>6.917</text:p>
          </table:table-cell>
          <table:table-cell office:value-type="float" office:value="7647" table:style-name="ce12">
            <text:p>7.647</text:p>
          </table:table-cell>
          <table:table-cell office:value-type="float" office:value="7132" table:style-name="ce12">
            <text:p>7.132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24034" table:style-name="ce12">
            <text:p>24.034</text:p>
          </table:table-cell>
          <table:table-cell office:value-type="float" office:value="19342" table:style-name="ce12">
            <text:p>19.342</text:p>
          </table:table-cell>
          <table:table-cell office:value-type="float" office:value="22255" table:style-name="ce12">
            <text:p>22.255</text:p>
          </table:table-cell>
          <table:table-cell office:value-type="float" office:value="18130" table:style-name="ce12">
            <text:p>18.130</text:p>
          </table:table-cell>
          <table:table-cell office:value-type="float" office:value="19895" table:style-name="ce12">
            <text:p>19.895</text:p>
          </table:table-cell>
          <table:table-cell office:value-type="float" office:value="18069" table:style-name="ce12">
            <text:p>18.069</text:p>
          </table:table-cell>
          <table:table-cell office:value-type="float" office:value="18833" table:style-name="ce12">
            <text:p>18.833</text:p>
          </table:table-cell>
          <table:table-cell office:value-type="float" office:value="20478" table:style-name="ce12">
            <text:p>20.478</text:p>
          </table:table-cell>
          <table:table-cell office:value-type="float" office:value="16721" table:style-name="ce12">
            <text:p>16.721</text:p>
          </table:table-cell>
          <table:table-cell office:value-type="float" office:value="19089" table:style-name="ce12">
            <text:p>19.089</text:p>
          </table:table-cell>
          <table:table-cell office:value-type="float" office:value="16123" table:style-name="ce12">
            <text:p>16.12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</text:p>
          </table:table-cell>
          <table:table-cell office:value-type="float" office:value="39" table:style-name="ce12">
            <text:p>39</text:p>
          </table:table-cell>
          <table:table-cell office:value-type="float" office:value="37" table:style-name="ce12">
            <text:p>37</text:p>
          </table:table-cell>
          <table:table-cell office:value-type="float" office:value="29" table:style-name="ce12">
            <text:p>29</text:p>
          </table:table-cell>
          <table:table-cell office:value-type="float" office:value="32" table:style-name="ce12">
            <text:p>32</text:p>
          </table:table-cell>
          <table:table-cell office:value-type="float" office:value="31" table:style-name="ce12">
            <text:p>31</text:p>
          </table:table-cell>
          <table:table-cell office:value-type="float" office:value="40" table:style-name="ce12">
            <text:p>40</text:p>
          </table:table-cell>
          <table:table-cell office:value-type="float" office:value="191" table:style-name="ce12">
            <text:p>191</text:p>
          </table:table-cell>
          <table:table-cell office:value-type="float" office:value="70" table:style-name="ce12">
            <text:p>70</text:p>
          </table:table-cell>
          <table:table-cell office:value-type="float" office:value="37" table:style-name="ce12">
            <text:p>37</text:p>
          </table:table-cell>
          <table:table-cell office:value-type="float" office:value="66" table:style-name="ce12">
            <text:p>66</text:p>
          </table:table-cell>
          <table:table-cell office:value-type="float" office:value="53" table:style-name="ce12">
            <text:p>5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</text:p>
          </table:table-cell>
          <table:table-cell office:value-type="float" office:value="986" table:style-name="ce12">
            <text:p>986</text:p>
          </table:table-cell>
          <table:table-cell office:value-type="float" office:value="927" table:style-name="ce12">
            <text:p>927</text:p>
          </table:table-cell>
          <table:table-cell office:value-type="float" office:value="1224" table:style-name="ce12">
            <text:p>1.224</text:p>
          </table:table-cell>
          <table:table-cell office:value-type="float" office:value="992" table:style-name="ce12">
            <text:p>992</text:p>
          </table:table-cell>
          <table:table-cell office:value-type="float" office:value="1249" table:style-name="ce12">
            <text:p>1.249</text:p>
          </table:table-cell>
          <table:table-cell office:value-type="float" office:value="921" table:style-name="ce12">
            <text:p>921</text:p>
          </table:table-cell>
          <table:table-cell office:value-type="float" office:value="1004" table:style-name="ce12">
            <text:p>1.004</text:p>
          </table:table-cell>
          <table:table-cell office:value-type="float" office:value="1206" table:style-name="ce12">
            <text:p>1.206</text:p>
          </table:table-cell>
          <table:table-cell office:value-type="float" office:value="904" table:style-name="ce12">
            <text:p>904</text:p>
          </table:table-cell>
          <table:table-cell office:value-type="float" office:value="999" table:style-name="ce12">
            <text:p>999</text:p>
          </table:table-cell>
          <table:table-cell office:value-type="float" office:value="884" table:style-name="ce12">
            <text:p>884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</text:p>
          </table:table-cell>
          <table:table-cell office:value-type="float" office:value="1966" table:style-name="ce12">
            <text:p>1.966</text:p>
          </table:table-cell>
          <table:table-cell office:value-type="float" office:value="1486" table:style-name="ce12">
            <text:p>1.486</text:p>
          </table:table-cell>
          <table:table-cell office:value-type="float" office:value="1473" table:style-name="ce12">
            <text:p>1.473</text:p>
          </table:table-cell>
          <table:table-cell office:value-type="float" office:value="1196" table:style-name="ce12">
            <text:p>1.196</text:p>
          </table:table-cell>
          <table:table-cell office:value-type="float" office:value="1674" table:style-name="ce12">
            <text:p>1.674</text:p>
          </table:table-cell>
          <table:table-cell office:value-type="float" office:value="2569" table:style-name="ce12">
            <text:p>2.569</text:p>
          </table:table-cell>
          <table:table-cell office:value-type="float" office:value="1977" table:style-name="ce12">
            <text:p>1.977</text:p>
          </table:table-cell>
          <table:table-cell office:value-type="float" office:value="2250" table:style-name="ce12">
            <text:p>2.250</text:p>
          </table:table-cell>
          <table:table-cell office:value-type="float" office:value="2648" table:style-name="ce12">
            <text:p>2.648</text:p>
          </table:table-cell>
          <table:table-cell office:value-type="float" office:value="2518" table:style-name="ce12">
            <text:p>2.518</text:p>
          </table:table-cell>
          <table:table-cell office:value-type="float" office:value="3143" table:style-name="ce12">
            <text:p>3.14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15047" table:style-name="ce12">
            <text:p>15.047</text:p>
          </table:table-cell>
          <table:table-cell office:value-type="float" office:value="12425" table:style-name="ce12">
            <text:p>12.425</text:p>
          </table:table-cell>
          <table:table-cell office:value-type="float" office:value="14590" table:style-name="ce12">
            <text:p>14.590</text:p>
          </table:table-cell>
          <table:table-cell office:value-type="float" office:value="11284" table:style-name="ce12">
            <text:p>11.284</text:p>
          </table:table-cell>
          <table:table-cell office:value-type="float" office:value="13264" table:style-name="ce12">
            <text:p>13.264</text:p>
          </table:table-cell>
          <table:table-cell office:value-type="float" office:value="12057" table:style-name="ce12">
            <text:p>12.057</text:p>
          </table:table-cell>
          <table:table-cell office:value-type="float" office:value="12432" table:style-name="ce12">
            <text:p>12.432</text:p>
          </table:table-cell>
          <table:table-cell office:value-type="float" office:value="13897" table:style-name="ce12">
            <text:p>13.897</text:p>
          </table:table-cell>
          <table:table-cell office:value-type="float" office:value="11548" table:style-name="ce12">
            <text:p>11.548</text:p>
          </table:table-cell>
          <table:table-cell office:value-type="float" office:value="11738" table:style-name="ce12">
            <text:p>11.738</text:p>
          </table:table-cell>
          <table:table-cell office:value-type="float" office:value="11137" table:style-name="ce12">
            <text:p>11.137</text:p>
          </table:table-cell>
          <table:table-cell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984" table:style-name="ce12">
            <text:p>984</text:p>
          </table:table-cell>
          <table:table-cell office:value-type="float" office:value="1064" table:style-name="ce12">
            <text:p>1.064</text:p>
          </table:table-cell>
          <table:table-cell office:value-type="float" office:value="1035" table:style-name="ce12">
            <text:p>1.035</text:p>
          </table:table-cell>
          <table:table-cell office:value-type="float" office:value="1016" table:style-name="ce12">
            <text:p>1.016</text:p>
          </table:table-cell>
          <table:table-cell office:value-type="float" office:value="1015" table:style-name="ce12">
            <text:p>1.015</text:p>
          </table:table-cell>
          <table:table-cell office:value-type="float" office:value="1144" table:style-name="ce12">
            <text:p>1.144</text:p>
          </table:table-cell>
          <table:table-cell office:value-type="float" office:value="1128" table:style-name="ce12">
            <text:p>1.128</text:p>
          </table:table-cell>
          <table:table-cell office:value-type="float" office:value="1163" table:style-name="ce12">
            <text:p>1.163</text:p>
          </table:table-cell>
          <table:table-cell office:value-type="float" office:value="1118" table:style-name="ce12">
            <text:p>1.118</text:p>
          </table:table-cell>
          <table:table-cell office:value-type="float" office:value="1096" table:style-name="ce12">
            <text:p>1.096</text:p>
          </table:table-cell>
          <table:table-cell office:value-type="float" office:value="1166" table:style-name="ce12">
            <text:p>1.166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8708" table:style-name="ce12">
            <text:p>18.708</text:p>
          </table:table-cell>
          <table:table-cell office:value-type="float" office:value="20029" table:style-name="ce12">
            <text:p>20.029</text:p>
          </table:table-cell>
          <table:table-cell office:value-type="float" office:value="19785" table:style-name="ce12">
            <text:p>19.785</text:p>
          </table:table-cell>
          <table:table-cell office:value-type="float" office:value="20908" table:style-name="ce12">
            <text:p>20.908</text:p>
          </table:table-cell>
          <table:table-cell office:value-type="float" office:value="20118" table:style-name="ce12">
            <text:p>20.118</text:p>
          </table:table-cell>
          <table:table-cell office:value-type="float" office:value="21728" table:style-name="ce12">
            <text:p>21.728</text:p>
          </table:table-cell>
          <table:table-cell office:value-type="float" office:value="20817" table:style-name="ce12">
            <text:p>20.817</text:p>
          </table:table-cell>
          <table:table-cell office:value-type="float" office:value="21723" table:style-name="ce12">
            <text:p>21.723</text:p>
          </table:table-cell>
          <table:table-cell office:value-type="float" office:value="21929" table:style-name="ce12">
            <text:p>21.929</text:p>
          </table:table-cell>
          <table:table-cell office:value-type="float" office:value="22329" table:style-name="ce12">
            <text:p>22.329</text:p>
          </table:table-cell>
          <table:table-cell office:value-type="float" office:value="22504" table:style-name="ce12">
            <text:p>22.504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61214" table:style-name="ce12">
            <text:p>61.214</text:p>
          </table:table-cell>
          <table:table-cell office:value-type="float" office:value="65618" table:style-name="ce12">
            <text:p>65.618</text:p>
          </table:table-cell>
          <table:table-cell office:value-type="float" office:value="64734" table:style-name="ce12">
            <text:p>64.734</text:p>
          </table:table-cell>
          <table:table-cell office:value-type="float" office:value="65629" table:style-name="ce12">
            <text:p>65.629</text:p>
          </table:table-cell>
          <table:table-cell office:value-type="float" office:value="59724" table:style-name="ce12">
            <text:p>59.724</text:p>
          </table:table-cell>
          <table:table-cell office:value-type="float" office:value="60276" table:style-name="ce12">
            <text:p>60.276</text:p>
          </table:table-cell>
          <table:table-cell office:value-type="float" office:value="56092" table:style-name="ce12">
            <text:p>56.092</text:p>
          </table:table-cell>
          <table:table-cell office:value-type="float" office:value="56797" table:style-name="ce12">
            <text:p>56.797</text:p>
          </table:table-cell>
          <table:table-cell office:value-type="float" office:value="57384" table:style-name="ce12">
            <text:p>57.384</text:p>
          </table:table-cell>
          <table:table-cell office:value-type="float" office:value="56036" table:style-name="ce12">
            <text:p>56.036</text:p>
          </table:table-cell>
          <table:table-cell office:value-type="float" office:value="56293" table:style-name="ce12">
            <text:p>56.29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80" table:style-name="ce12">
            <text:p>80</text:p>
          </table:table-cell>
          <table:table-cell office:value-type="float" office:value="93" table:style-name="ce12">
            <text:p>93</text:p>
          </table:table-cell>
          <table:table-cell office:value-type="float" office:value="104" table:style-name="ce12">
            <text:p>104</text:p>
          </table:table-cell>
          <table:table-cell office:value-type="float" office:value="105" table:style-name="ce12">
            <text:p>105</text:p>
          </table:table-cell>
          <table:table-cell office:value-type="float" office:value="98" table:style-name="ce12">
            <text:p>98</text:p>
          </table:table-cell>
          <table:table-cell office:value-type="float" office:value="92" table:style-name="ce12">
            <text:p>92</text:p>
          </table:table-cell>
          <table:table-cell office:value-type="float" office:value="103" table:style-name="ce12">
            <text:p>103</text:p>
          </table:table-cell>
          <table:table-cell office:value-type="float" office:value="261" table:style-name="ce12">
            <text:p>261</text:p>
          </table:table-cell>
          <table:table-cell office:value-type="float" office:value="300" table:style-name="ce12">
            <text:p>300</text:p>
          </table:table-cell>
          <table:table-cell office:value-type="float" office:value="297" table:style-name="ce12">
            <text:p>297</text:p>
          </table:table-cell>
          <table:table-cell office:value-type="float" office:value="173" table:style-name="ce12">
            <text:p>17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645" table:style-name="ce12">
            <text:p>2.645</text:p>
          </table:table-cell>
          <table:table-cell office:value-type="float" office:value="2724" table:style-name="ce12">
            <text:p>2.724</text:p>
          </table:table-cell>
          <table:table-cell office:value-type="float" office:value="2728" table:style-name="ce12">
            <text:p>2.728</text:p>
          </table:table-cell>
          <table:table-cell office:value-type="float" office:value="3137" table:style-name="ce12">
            <text:p>3.137</text:p>
          </table:table-cell>
          <table:table-cell office:value-type="float" office:value="3143" table:style-name="ce12">
            <text:p>3.143</text:p>
          </table:table-cell>
          <table:table-cell office:value-type="float" office:value="3465" table:style-name="ce12">
            <text:p>3.465</text:p>
          </table:table-cell>
          <table:table-cell office:value-type="float" office:value="3162" table:style-name="ce12">
            <text:p>3.162</text:p>
          </table:table-cell>
          <table:table-cell office:value-type="float" office:value="3174" table:style-name="ce12">
            <text:p>3.174</text:p>
          </table:table-cell>
          <table:table-cell office:value-type="float" office:value="3131" table:style-name="ce12">
            <text:p>3.131</text:p>
          </table:table-cell>
          <table:table-cell office:value-type="float" office:value="3114" table:style-name="ce12">
            <text:p>3.114</text:p>
          </table:table-cell>
          <table:table-cell office:value-type="float" office:value="3109" table:style-name="ce12">
            <text:p>3.109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4943" table:style-name="ce12">
            <text:p>4.943</text:p>
          </table:table-cell>
          <table:table-cell office:value-type="float" office:value="5137" table:style-name="ce12">
            <text:p>5.137</text:p>
          </table:table-cell>
          <table:table-cell office:value-type="float" office:value="4905" table:style-name="ce12">
            <text:p>4.905</text:p>
          </table:table-cell>
          <table:table-cell office:value-type="float" office:value="4926" table:style-name="ce12">
            <text:p>4.926</text:p>
          </table:table-cell>
          <table:table-cell office:value-type="float" office:value="4156" table:style-name="ce12">
            <text:p>4.156</text:p>
          </table:table-cell>
          <table:table-cell office:value-type="float" office:value="4345" table:style-name="ce12">
            <text:p>4.345</text:p>
          </table:table-cell>
          <table:table-cell office:value-type="float" office:value="5440" table:style-name="ce12">
            <text:p>5.440</text:p>
          </table:table-cell>
          <table:table-cell office:value-type="float" office:value="6221" table:style-name="ce12">
            <text:p>6.221</text:p>
          </table:table-cell>
          <table:table-cell office:value-type="float" office:value="6796" table:style-name="ce12">
            <text:p>6.796</text:p>
          </table:table-cell>
          <table:table-cell office:value-type="float" office:value="6876" table:style-name="ce12">
            <text:p>6.876</text:p>
          </table:table-cell>
          <table:table-cell office:value-type="float" office:value="7417" table:style-name="ce12">
            <text:p>7.417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9207" table:style-name="ce12">
            <text:p>39.207</text:p>
          </table:table-cell>
          <table:table-cell office:value-type="float" office:value="41865" table:style-name="ce12">
            <text:p>41.865</text:p>
          </table:table-cell>
          <table:table-cell office:value-type="float" office:value="40625" table:style-name="ce12">
            <text:p>40.625</text:p>
          </table:table-cell>
          <table:table-cell office:value-type="float" office:value="42064" table:style-name="ce12">
            <text:p>42.064</text:p>
          </table:table-cell>
          <table:table-cell office:value-type="float" office:value="38302" table:style-name="ce12">
            <text:p>38.302</text:p>
          </table:table-cell>
          <table:table-cell office:value-type="float" office:value="39127" table:style-name="ce12">
            <text:p>39.127</text:p>
          </table:table-cell>
          <table:table-cell office:value-type="float" office:value="36596" table:style-name="ce12">
            <text:p>36.596</text:p>
          </table:table-cell>
          <table:table-cell office:value-type="float" office:value="37756" table:style-name="ce12">
            <text:p>37.756</text:p>
          </table:table-cell>
          <table:table-cell office:value-type="float" office:value="38391" table:style-name="ce12">
            <text:p>38.391</text:p>
          </table:table-cell>
          <table:table-cell office:value-type="float" office:value="37880" table:style-name="ce12">
            <text:p>37.880</text:p>
          </table:table-cell>
          <table:table-cell office:value-type="float" office:value="37184" table:style-name="ce12">
            <text:p>37.184</text:p>
          </table:table-cell>
          <table:table-cell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350" table:style-name="ce12">
            <text:p>350</text:p>
          </table:table-cell>
          <table:table-cell office:value-type="float" office:value="301" table:style-name="ce12">
            <text:p>301</text:p>
          </table:table-cell>
          <table:table-cell office:value-type="float" office:value="365" table:style-name="ce12">
            <text:p>365</text:p>
          </table:table-cell>
          <table:table-cell office:value-type="float" office:value="349" table:style-name="ce12">
            <text:p>349</text:p>
          </table:table-cell>
          <table:table-cell office:value-type="float" office:value="430" table:style-name="ce12">
            <text:p>430</text:p>
          </table:table-cell>
          <table:table-cell office:value-type="float" office:value="349" table:style-name="ce12">
            <text:p>349</text:p>
          </table:table-cell>
          <table:table-cell office:value-type="float" office:value="384" table:style-name="ce12">
            <text:p>384</text:p>
          </table:table-cell>
          <table:table-cell office:value-type="float" office:value="385" table:style-name="ce12">
            <text:p>385</text:p>
          </table:table-cell>
          <table:table-cell office:value-type="float" office:value="280" table:style-name="ce12">
            <text:p>280</text:p>
          </table:table-cell>
          <table:table-cell office:value-type="float" office:value="454" table:style-name="ce12">
            <text:p>454</text:p>
          </table:table-cell>
          <table:table-cell office:value-type="float" office:value="364" table:style-name="ce12">
            <text:p>364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spondidas</text:p>
          </table:table-cell>
          <table:table-cell office:value-type="float" office:value="7276" table:style-name="ce12">
            <text:p>7.276</text:p>
          </table:table-cell>
          <table:table-cell office:value-type="float" office:value="6123" table:style-name="ce12">
            <text:p>6.123</text:p>
          </table:table-cell>
          <table:table-cell office:value-type="float" office:value="7401" table:style-name="ce12">
            <text:p>7.401</text:p>
          </table:table-cell>
          <table:table-cell office:value-type="float" office:value="6533" table:style-name="ce12">
            <text:p>6.533</text:p>
          </table:table-cell>
          <table:table-cell office:value-type="float" office:value="7741" table:style-name="ce12">
            <text:p>7.741</text:p>
          </table:table-cell>
          <table:table-cell office:value-type="float" office:value="6521" table:style-name="ce12">
            <text:p>6.521</text:p>
          </table:table-cell>
          <table:table-cell office:value-type="float" office:value="7471" table:style-name="ce12">
            <text:p>7.471</text:p>
          </table:table-cell>
          <table:table-cell office:value-type="float" office:value="7934" table:style-name="ce12">
            <text:p>7.934</text:p>
          </table:table-cell>
          <table:table-cell office:value-type="float" office:value="6916" table:style-name="ce12">
            <text:p>6.916</text:p>
          </table:table-cell>
          <table:table-cell office:value-type="float" office:value="7642" table:style-name="ce12">
            <text:p>7.642</text:p>
          </table:table-cell>
          <table:table-cell office:value-type="float" office:value="7022" table:style-name="ce12">
            <text:p>7.022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23923" table:style-name="ce12">
            <text:p>23.923</text:p>
          </table:table-cell>
          <table:table-cell office:value-type="float" office:value="19267" table:style-name="ce12">
            <text:p>19.267</text:p>
          </table:table-cell>
          <table:table-cell office:value-type="float" office:value="22150" table:style-name="ce12">
            <text:p>22.150</text:p>
          </table:table-cell>
          <table:table-cell office:value-type="float" office:value="18064" table:style-name="ce12">
            <text:p>18.064</text:p>
          </table:table-cell>
          <table:table-cell office:value-type="float" office:value="19751" table:style-name="ce12">
            <text:p>19.751</text:p>
          </table:table-cell>
          <table:table-cell office:value-type="float" office:value="17874" table:style-name="ce12">
            <text:p>17.874</text:p>
          </table:table-cell>
          <table:table-cell office:value-type="float" office:value="18737" table:style-name="ce12">
            <text:p>18.737</text:p>
          </table:table-cell>
          <table:table-cell office:value-type="float" office:value="20392" table:style-name="ce12">
            <text:p>20.392</text:p>
          </table:table-cell>
          <table:table-cell office:value-type="float" office:value="16686" table:style-name="ce12">
            <text:p>16.686</text:p>
          </table:table-cell>
          <table:table-cell office:value-type="float" office:value="19045" table:style-name="ce12">
            <text:p>19.045</text:p>
          </table:table-cell>
          <table:table-cell office:value-type="float" office:value="16113" table:style-name="ce12">
            <text:p>16.11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spondidas</text:p>
          </table:table-cell>
          <table:table-cell office:value-type="float" office:value="35" table:style-name="ce12">
            <text:p>35</text:p>
          </table:table-cell>
          <table:table-cell office:value-type="float" office:value="33" table:style-name="ce12">
            <text:p>33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29" table:style-name="ce12">
            <text:p>29</text:p>
          </table:table-cell>
          <table:table-cell office:value-type="float" office:value="39" table:style-name="ce12">
            <text:p>39</text:p>
          </table:table-cell>
          <table:table-cell office:value-type="float" office:value="185" table:style-name="ce12">
            <text:p>185</text:p>
          </table:table-cell>
          <table:table-cell office:value-type="float" office:value="63" table:style-name="ce12">
            <text:p>63</text:p>
          </table:table-cell>
          <table:table-cell office:value-type="float" office:value="36" table:style-name="ce12">
            <text:p>36</text:p>
          </table:table-cell>
          <table:table-cell office:value-type="float" office:value="64" table:style-name="ce12">
            <text:p>64</text:p>
          </table:table-cell>
          <table:table-cell office:value-type="float" office:value="48" table:style-name="ce12">
            <text:p>48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spondidas</text:p>
          </table:table-cell>
          <table:table-cell office:value-type="float" office:value="979" table:style-name="ce12">
            <text:p>979</text:p>
          </table:table-cell>
          <table:table-cell office:value-type="float" office:value="926" table:style-name="ce12">
            <text:p>926</text:p>
          </table:table-cell>
          <table:table-cell office:value-type="float" office:value="1224" table:style-name="ce12">
            <text:p>1.224</text:p>
          </table:table-cell>
          <table:table-cell office:value-type="float" office:value="992" table:style-name="ce12">
            <text:p>992</text:p>
          </table:table-cell>
          <table:table-cell office:value-type="float" office:value="1249" table:style-name="ce12">
            <text:p>1.249</text:p>
          </table:table-cell>
          <table:table-cell office:value-type="float" office:value="921" table:style-name="ce12">
            <text:p>921</text:p>
          </table:table-cell>
          <table:table-cell office:value-type="float" office:value="1004" table:style-name="ce12">
            <text:p>1.004</text:p>
          </table:table-cell>
          <table:table-cell office:value-type="float" office:value="1206" table:style-name="ce12">
            <text:p>1.206</text:p>
          </table:table-cell>
          <table:table-cell office:value-type="float" office:value="901" table:style-name="ce12">
            <text:p>901</text:p>
          </table:table-cell>
          <table:table-cell office:value-type="float" office:value="997" table:style-name="ce12">
            <text:p>997</text:p>
          </table:table-cell>
          <table:table-cell office:value-type="float" office:value="883" table:style-name="ce12">
            <text:p>88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spondidas</text:p>
          </table:table-cell>
          <table:table-cell office:value-type="float" office:value="1965" table:style-name="ce12">
            <text:p>1.965</text:p>
          </table:table-cell>
          <table:table-cell office:value-type="float" office:value="1485" table:style-name="ce12">
            <text:p>1.485</text:p>
          </table:table-cell>
          <table:table-cell office:value-type="float" office:value="1473" table:style-name="ce12">
            <text:p>1.473</text:p>
          </table:table-cell>
          <table:table-cell office:value-type="float" office:value="1196" table:style-name="ce12">
            <text:p>1.196</text:p>
          </table:table-cell>
          <table:table-cell office:value-type="float" office:value="1672" table:style-name="ce12">
            <text:p>1.672</text:p>
          </table:table-cell>
          <table:table-cell office:value-type="float" office:value="2567" table:style-name="ce12">
            <text:p>2.567</text:p>
          </table:table-cell>
          <table:table-cell office:value-type="float" office:value="1977" table:style-name="ce12">
            <text:p>1.977</text:p>
          </table:table-cell>
          <table:table-cell office:value-type="float" office:value="2247" table:style-name="ce12">
            <text:p>2.247</text:p>
          </table:table-cell>
          <table:table-cell office:value-type="float" office:value="2646" table:style-name="ce12">
            <text:p>2.646</text:p>
          </table:table-cell>
          <table:table-cell office:value-type="float" office:value="2518" table:style-name="ce12">
            <text:p>2.518</text:p>
          </table:table-cell>
          <table:table-cell office:value-type="float" office:value="3142" table:style-name="ce12">
            <text:p>3.142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15019" table:style-name="ce12">
            <text:p>15.019</text:p>
          </table:table-cell>
          <table:table-cell office:value-type="float" office:value="12419" table:style-name="ce12">
            <text:p>12.419</text:p>
          </table:table-cell>
          <table:table-cell office:value-type="float" office:value="14578" table:style-name="ce12">
            <text:p>14.578</text:p>
          </table:table-cell>
          <table:table-cell office:value-type="float" office:value="11269" table:style-name="ce12">
            <text:p>11.269</text:p>
          </table:table-cell>
          <table:table-cell office:value-type="float" office:value="13255" table:style-name="ce12">
            <text:p>13.255</text:p>
          </table:table-cell>
          <table:table-cell office:value-type="float" office:value="12051" table:style-name="ce12">
            <text:p>12.051</text:p>
          </table:table-cell>
          <table:table-cell office:value-type="float" office:value="12425" table:style-name="ce12">
            <text:p>12.425</text:p>
          </table:table-cell>
          <table:table-cell office:value-type="float" office:value="13893" table:style-name="ce12">
            <text:p>13.893</text:p>
          </table:table-cell>
          <table:table-cell office:value-type="float" office:value="11542" table:style-name="ce12">
            <text:p>11.542</text:p>
          </table:table-cell>
          <table:table-cell office:value-type="float" office:value="11719" table:style-name="ce12">
            <text:p>11.719</text:p>
          </table:table-cell>
          <table:table-cell office:value-type="float" office:value="11120" table:style-name="ce12">
            <text:p>11.120</text:p>
          </table:table-cell>
          <table:table-cell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313" table:style-name="ce12">
            <text:p>313</text:p>
          </table:table-cell>
          <table:table-cell office:value-type="float" office:value="272" table:style-name="ce12">
            <text:p>272</text:p>
          </table:table-cell>
          <table:table-cell office:value-type="float" office:value="330" table:style-name="ce12">
            <text:p>330</text:p>
          </table:table-cell>
          <table:table-cell office:value-type="float" office:value="303" table:style-name="ce12">
            <text:p>303</text:p>
          </table:table-cell>
          <table:table-cell office:value-type="float" office:value="375" table:style-name="ce12">
            <text:p>375</text:p>
          </table:table-cell>
          <table:table-cell office:value-type="float" office:value="313" table:style-name="ce12">
            <text:p>313</text:p>
          </table:table-cell>
          <table:table-cell office:value-type="float" office:value="351" table:style-name="ce12">
            <text:p>351</text:p>
          </table:table-cell>
          <table:table-cell office:value-type="float" office:value="328" table:style-name="ce12">
            <text:p>328</text:p>
          </table:table-cell>
          <table:table-cell office:value-type="float" office:value="266" table:style-name="ce12">
            <text:p>266</text:p>
          </table:table-cell>
          <table:table-cell office:value-type="float" office:value="402" table:style-name="ce12">
            <text:p>402</text:p>
          </table:table-cell>
          <table:table-cell office:value-type="float" office:value="304" table:style-name="ce12">
            <text:p>304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6209" table:style-name="ce12">
            <text:p>6.209</text:p>
          </table:table-cell>
          <table:table-cell office:value-type="float" office:value="5066" table:style-name="ce12">
            <text:p>5.066</text:p>
          </table:table-cell>
          <table:table-cell office:value-type="float" office:value="6261" table:style-name="ce12">
            <text:p>6.261</text:p>
          </table:table-cell>
          <table:table-cell office:value-type="float" office:value="5549" table:style-name="ce12">
            <text:p>5.549</text:p>
          </table:table-cell>
          <table:table-cell office:value-type="float" office:value="6658" table:style-name="ce12">
            <text:p>6.658</text:p>
          </table:table-cell>
          <table:table-cell office:value-type="float" office:value="5658" table:style-name="ce12">
            <text:p>5.658</text:p>
          </table:table-cell>
          <table:table-cell office:value-type="float" office:value="6421" table:style-name="ce12">
            <text:p>6.421</text:p>
          </table:table-cell>
          <table:table-cell office:value-type="float" office:value="6842" table:style-name="ce12">
            <text:p>6.842</text:p>
          </table:table-cell>
          <table:table-cell office:value-type="float" office:value="5935" table:style-name="ce12">
            <text:p>5.935</text:p>
          </table:table-cell>
          <table:table-cell office:value-type="float" office:value="6635" table:style-name="ce12">
            <text:p>6.635</text:p>
          </table:table-cell>
          <table:table-cell office:value-type="float" office:value="6157" table:style-name="ce12">
            <text:p>6.157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0651" table:style-name="ce12">
            <text:p>20.651</text:p>
          </table:table-cell>
          <table:table-cell office:value-type="float" office:value="16510" table:style-name="ce12">
            <text:p>16.510</text:p>
          </table:table-cell>
          <table:table-cell office:value-type="float" office:value="18876" table:style-name="ce12">
            <text:p>18.876</text:p>
          </table:table-cell>
          <table:table-cell office:value-type="float" office:value="15524" table:style-name="ce12">
            <text:p>15.524</text:p>
          </table:table-cell>
          <table:table-cell office:value-type="float" office:value="17093" table:style-name="ce12">
            <text:p>17.093</text:p>
          </table:table-cell>
          <table:table-cell office:value-type="float" office:value="15798" table:style-name="ce12">
            <text:p>15.798</text:p>
          </table:table-cell>
          <table:table-cell office:value-type="float" office:value="15942" table:style-name="ce12">
            <text:p>15.942</text:p>
          </table:table-cell>
          <table:table-cell office:value-type="float" office:value="17352" table:style-name="ce12">
            <text:p>17.352</text:p>
          </table:table-cell>
          <table:table-cell office:value-type="float" office:value="14368" table:style-name="ce12">
            <text:p>14.368</text:p>
          </table:table-cell>
          <table:table-cell office:value-type="float" office:value="16496" table:style-name="ce12">
            <text:p>16.496</text:p>
          </table:table-cell>
          <table:table-cell office:value-type="float" office:value="13917" table:style-name="ce12">
            <text:p>13.917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32" table:style-name="ce12">
            <text:p>32</text:p>
          </table:table-cell>
          <table:table-cell office:value-type="float" office:value="27" table:style-name="ce12">
            <text:p>27</text:p>
          </table:table-cell>
          <table:table-cell office:value-type="float" office:value="16" table:style-name="ce12">
            <text:p>16</text:p>
          </table:table-cell>
          <table:table-cell office:value-type="float" office:value="24" table:style-name="ce12">
            <text:p>24</text:p>
          </table:table-cell>
          <table:table-cell office:value-type="float" office:value="22" table:style-name="ce12">
            <text:p>22</text:p>
          </table:table-cell>
          <table:table-cell office:value-type="float" office:value="28" table:style-name="ce12">
            <text:p>28</text:p>
          </table:table-cell>
          <table:table-cell office:value-type="float" office:value="168" table:style-name="ce12">
            <text:p>168</text:p>
          </table:table-cell>
          <table:table-cell office:value-type="float" office:value="42" table:style-name="ce12">
            <text:p>42</text:p>
          </table:table-cell>
          <table:table-cell office:value-type="float" office:value="19" table:style-name="ce12">
            <text:p>19</text:p>
          </table:table-cell>
          <table:table-cell office:value-type="float" office:value="36" table:style-name="ce12">
            <text:p>36</text:p>
          </table:table-cell>
          <table:table-cell office:value-type="float" office:value="30" table:style-name="ce12">
            <text:p>30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833" table:style-name="ce12">
            <text:p>833</text:p>
          </table:table-cell>
          <table:table-cell office:value-type="float" office:value="792" table:style-name="ce12">
            <text:p>792</text:p>
          </table:table-cell>
          <table:table-cell office:value-type="float" office:value="1040" table:style-name="ce12">
            <text:p>1.040</text:p>
          </table:table-cell>
          <table:table-cell office:value-type="float" office:value="864" table:style-name="ce12">
            <text:p>864</text:p>
          </table:table-cell>
          <table:table-cell office:value-type="float" office:value="1083" table:style-name="ce12">
            <text:p>1.083</text:p>
          </table:table-cell>
          <table:table-cell office:value-type="float" office:value="793" table:style-name="ce12">
            <text:p>793</text:p>
          </table:table-cell>
          <table:table-cell office:value-type="float" office:value="859" table:style-name="ce12">
            <text:p>859</text:p>
          </table:table-cell>
          <table:table-cell office:value-type="float" office:value="1045" table:style-name="ce12">
            <text:p>1.045</text:p>
          </table:table-cell>
          <table:table-cell office:value-type="float" office:value="787" table:style-name="ce12">
            <text:p>787</text:p>
          </table:table-cell>
          <table:table-cell office:value-type="float" office:value="875" table:style-name="ce12">
            <text:p>875</text:p>
          </table:table-cell>
          <table:table-cell office:value-type="float" office:value="785" table:style-name="ce12">
            <text:p>785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694" table:style-name="ce12">
            <text:p>1.694</text:p>
          </table:table-cell>
          <table:table-cell office:value-type="float" office:value="1302" table:style-name="ce12">
            <text:p>1.302</text:p>
          </table:table-cell>
          <table:table-cell office:value-type="float" office:value="1270" table:style-name="ce12">
            <text:p>1.270</text:p>
          </table:table-cell>
          <table:table-cell office:value-type="float" office:value="1030" table:style-name="ce12">
            <text:p>1.030</text:p>
          </table:table-cell>
          <table:table-cell office:value-type="float" office:value="1433" table:style-name="ce12">
            <text:p>1.433</text:p>
          </table:table-cell>
          <table:table-cell office:value-type="float" office:value="2257" table:style-name="ce12">
            <text:p>2.257</text:p>
          </table:table-cell>
          <table:table-cell office:value-type="float" office:value="1680" table:style-name="ce12">
            <text:p>1.680</text:p>
          </table:table-cell>
          <table:table-cell office:value-type="float" office:value="1932" table:style-name="ce12">
            <text:p>1.932</text:p>
          </table:table-cell>
          <table:table-cell office:value-type="float" office:value="2233" table:style-name="ce12">
            <text:p>2.233</text:p>
          </table:table-cell>
          <table:table-cell office:value-type="float" office:value="2172" table:style-name="ce12">
            <text:p>2.172</text:p>
          </table:table-cell>
          <table:table-cell office:value-type="float" office:value="2576" table:style-name="ce12">
            <text:p>2.576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2895" table:style-name="ce12">
            <text:p>12.895</text:p>
          </table:table-cell>
          <table:table-cell office:value-type="float" office:value="10773" table:style-name="ce12">
            <text:p>10.773</text:p>
          </table:table-cell>
          <table:table-cell office:value-type="float" office:value="12660" table:style-name="ce12">
            <text:p>12.660</text:p>
          </table:table-cell>
          <table:table-cell office:value-type="float" office:value="9885" table:style-name="ce12">
            <text:p>9.885</text:p>
          </table:table-cell>
          <table:table-cell office:value-type="float" office:value="11519" table:style-name="ce12">
            <text:p>11.519</text:p>
          </table:table-cell>
          <table:table-cell office:value-type="float" office:value="10504" table:style-name="ce12">
            <text:p>10.504</text:p>
          </table:table-cell>
          <table:table-cell office:value-type="float" office:value="10775" table:style-name="ce12">
            <text:p>10.775</text:p>
          </table:table-cell>
          <table:table-cell office:value-type="float" office:value="12040" table:style-name="ce12">
            <text:p>12.040</text:p>
          </table:table-cell>
          <table:table-cell office:value-type="float" office:value="9839" table:style-name="ce12">
            <text:p>9.839</text:p>
          </table:table-cell>
          <table:table-cell office:value-type="float" office:value="10066" table:style-name="ce12">
            <text:p>10.066</text:p>
          </table:table-cell>
          <table:table-cell office:value-type="float" office:value="9658" table:style-name="ce12">
            <text:p>9.658</text:p>
          </table:table-cell>
          <table:table-cell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984" table:style-name="ce12">
            <text:p>984</text:p>
          </table:table-cell>
          <table:table-cell office:value-type="float" office:value="1064" table:style-name="ce12">
            <text:p>1.064</text:p>
          </table:table-cell>
          <table:table-cell office:value-type="float" office:value="1035" table:style-name="ce12">
            <text:p>1.035</text:p>
          </table:table-cell>
          <table:table-cell office:value-type="float" office:value="1016" table:style-name="ce12">
            <text:p>1.016</text:p>
          </table:table-cell>
          <table:table-cell office:value-type="float" office:value="1015" table:style-name="ce12">
            <text:p>1.015</text:p>
          </table:table-cell>
          <table:table-cell office:value-type="float" office:value="1144" table:style-name="ce12">
            <text:p>1.144</text:p>
          </table:table-cell>
          <table:table-cell office:value-type="float" office:value="1128" table:style-name="ce12">
            <text:p>1.128</text:p>
          </table:table-cell>
          <table:table-cell office:value-type="float" office:value="1163" table:style-name="ce12">
            <text:p>1.163</text:p>
          </table:table-cell>
          <table:table-cell office:value-type="float" office:value="1114" table:style-name="ce12">
            <text:p>1.114</text:p>
          </table:table-cell>
          <table:table-cell office:value-type="float" office:value="1096" table:style-name="ce12">
            <text:p>1.096</text:p>
          </table:table-cell>
          <table:table-cell office:value-type="float" office:value="1166" table:style-name="ce12">
            <text:p>1.166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8670" table:style-name="ce12">
            <text:p>18.670</text:p>
          </table:table-cell>
          <table:table-cell office:value-type="float" office:value="19952" table:style-name="ce12">
            <text:p>19.952</text:p>
          </table:table-cell>
          <table:table-cell office:value-type="float" office:value="19785" table:style-name="ce12">
            <text:p>19.785</text:p>
          </table:table-cell>
          <table:table-cell office:value-type="float" office:value="20894" table:style-name="ce12">
            <text:p>20.894</text:p>
          </table:table-cell>
          <table:table-cell office:value-type="float" office:value="20118" table:style-name="ce12">
            <text:p>20.118</text:p>
          </table:table-cell>
          <table:table-cell office:value-type="float" office:value="21728" table:style-name="ce12">
            <text:p>21.728</text:p>
          </table:table-cell>
          <table:table-cell office:value-type="float" office:value="20817" table:style-name="ce12">
            <text:p>20.817</text:p>
          </table:table-cell>
          <table:table-cell office:value-type="float" office:value="21723" table:style-name="ce12">
            <text:p>21.723</text:p>
          </table:table-cell>
          <table:table-cell office:value-type="float" office:value="21929" table:style-name="ce12">
            <text:p>21.929</text:p>
          </table:table-cell>
          <table:table-cell office:value-type="float" office:value="22328" table:style-name="ce12">
            <text:p>22.328</text:p>
          </table:table-cell>
          <table:table-cell office:value-type="float" office:value="22503" table:style-name="ce12">
            <text:p>22.503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61054" table:style-name="ce12">
            <text:p>61.054</text:p>
          </table:table-cell>
          <table:table-cell office:value-type="float" office:value="65486" table:style-name="ce12">
            <text:p>65.486</text:p>
          </table:table-cell>
          <table:table-cell office:value-type="float" office:value="64588" table:style-name="ce12">
            <text:p>64.588</text:p>
          </table:table-cell>
          <table:table-cell office:value-type="float" office:value="65509" table:style-name="ce12">
            <text:p>65.509</text:p>
          </table:table-cell>
          <table:table-cell office:value-type="float" office:value="59559" table:style-name="ce12">
            <text:p>59.559</text:p>
          </table:table-cell>
          <table:table-cell office:value-type="float" office:value="60080" table:style-name="ce12">
            <text:p>60.080</text:p>
          </table:table-cell>
          <table:table-cell office:value-type="float" office:value="55961" table:style-name="ce12">
            <text:p>55.961</text:p>
          </table:table-cell>
          <table:table-cell office:value-type="float" office:value="56697" table:style-name="ce12">
            <text:p>56.697</text:p>
          </table:table-cell>
          <table:table-cell office:value-type="float" office:value="57265" table:style-name="ce12">
            <text:p>57.265</text:p>
          </table:table-cell>
          <table:table-cell office:value-type="float" office:value="55893" table:style-name="ce12">
            <text:p>55.893</text:p>
          </table:table-cell>
          <table:table-cell office:value-type="float" office:value="56244" table:style-name="ce12">
            <text:p>56.244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80" table:style-name="ce12">
            <text:p>80</text:p>
          </table:table-cell>
          <table:table-cell office:value-type="float" office:value="93" table:style-name="ce12">
            <text:p>93</text:p>
          </table:table-cell>
          <table:table-cell office:value-type="float" office:value="104" table:style-name="ce12">
            <text:p>104</text:p>
          </table:table-cell>
          <table:table-cell office:value-type="float" office:value="105" table:style-name="ce12">
            <text:p>105</text:p>
          </table:table-cell>
          <table:table-cell office:value-type="float" office:value="98" table:style-name="ce12">
            <text:p>98</text:p>
          </table:table-cell>
          <table:table-cell office:value-type="float" office:value="92" table:style-name="ce12">
            <text:p>92</text:p>
          </table:table-cell>
          <table:table-cell office:value-type="float" office:value="103" table:style-name="ce12">
            <text:p>103</text:p>
          </table:table-cell>
          <table:table-cell office:value-type="float" office:value="261" table:style-name="ce12">
            <text:p>261</text:p>
          </table:table-cell>
          <table:table-cell office:value-type="float" office:value="299" table:style-name="ce12">
            <text:p>299</text:p>
          </table:table-cell>
          <table:table-cell office:value-type="float" office:value="297" table:style-name="ce12">
            <text:p>297</text:p>
          </table:table-cell>
          <table:table-cell office:value-type="float" office:value="171" table:style-name="ce12">
            <text:p>171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645" table:style-name="ce12">
            <text:p>2.645</text:p>
          </table:table-cell>
          <table:table-cell office:value-type="float" office:value="2724" table:style-name="ce12">
            <text:p>2.724</text:p>
          </table:table-cell>
          <table:table-cell office:value-type="float" office:value="2728" table:style-name="ce12">
            <text:p>2.728</text:p>
          </table:table-cell>
          <table:table-cell office:value-type="float" office:value="3137" table:style-name="ce12">
            <text:p>3.137</text:p>
          </table:table-cell>
          <table:table-cell office:value-type="float" office:value="3143" table:style-name="ce12">
            <text:p>3.143</text:p>
          </table:table-cell>
          <table:table-cell office:value-type="float" office:value="3465" table:style-name="ce12">
            <text:p>3.465</text:p>
          </table:table-cell>
          <table:table-cell office:value-type="float" office:value="3162" table:style-name="ce12">
            <text:p>3.162</text:p>
          </table:table-cell>
          <table:table-cell office:value-type="float" office:value="3174" table:style-name="ce12">
            <text:p>3.174</text:p>
          </table:table-cell>
          <table:table-cell office:value-type="float" office:value="3131" table:style-name="ce12">
            <text:p>3.131</text:p>
          </table:table-cell>
          <table:table-cell office:value-type="float" office:value="3113" table:style-name="ce12">
            <text:p>3.113</text:p>
          </table:table-cell>
          <table:table-cell office:value-type="float" office:value="3106" table:style-name="ce12">
            <text:p>3.106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4943" table:style-name="ce12">
            <text:p>4.943</text:p>
          </table:table-cell>
          <table:table-cell office:value-type="float" office:value="5137" table:style-name="ce12">
            <text:p>5.137</text:p>
          </table:table-cell>
          <table:table-cell office:value-type="float" office:value="4905" table:style-name="ce12">
            <text:p>4.905</text:p>
          </table:table-cell>
          <table:table-cell office:value-type="float" office:value="4926" table:style-name="ce12">
            <text:p>4.926</text:p>
          </table:table-cell>
          <table:table-cell office:value-type="float" office:value="4156" table:style-name="ce12">
            <text:p>4.156</text:p>
          </table:table-cell>
          <table:table-cell office:value-type="float" office:value="4345" table:style-name="ce12">
            <text:p>4.345</text:p>
          </table:table-cell>
          <table:table-cell office:value-type="float" office:value="5440" table:style-name="ce12">
            <text:p>5.440</text:p>
          </table:table-cell>
          <table:table-cell office:value-type="float" office:value="6221" table:style-name="ce12">
            <text:p>6.221</text:p>
          </table:table-cell>
          <table:table-cell office:value-type="float" office:value="6795" table:style-name="ce12">
            <text:p>6.795</text:p>
          </table:table-cell>
          <table:table-cell office:value-type="float" office:value="6876" table:style-name="ce12">
            <text:p>6.876</text:p>
          </table:table-cell>
          <table:table-cell office:value-type="float" office:value="7417" table:style-name="ce12">
            <text:p>7.417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9184" table:style-name="ce12">
            <text:p>39.184</text:p>
          </table:table-cell>
          <table:table-cell office:value-type="float" office:value="41833" table:style-name="ce12">
            <text:p>41.833</text:p>
          </table:table-cell>
          <table:table-cell office:value-type="float" office:value="40577" table:style-name="ce12">
            <text:p>40.577</text:p>
          </table:table-cell>
          <table:table-cell office:value-type="float" office:value="41982" table:style-name="ce12">
            <text:p>41.982</text:p>
          </table:table-cell>
          <table:table-cell office:value-type="float" office:value="38273" table:style-name="ce12">
            <text:p>38.273</text:p>
          </table:table-cell>
          <table:table-cell office:value-type="float" office:value="39088" table:style-name="ce12">
            <text:p>39.088</text:p>
          </table:table-cell>
          <table:table-cell office:value-type="float" office:value="36588" table:style-name="ce12">
            <text:p>36.588</text:p>
          </table:table-cell>
          <table:table-cell office:value-type="float" office:value="37748" table:style-name="ce12">
            <text:p>37.748</text:p>
          </table:table-cell>
          <table:table-cell office:value-type="float" office:value="38388" table:style-name="ce12">
            <text:p>38.388</text:p>
          </table:table-cell>
          <table:table-cell office:value-type="float" office:value="37875" table:style-name="ce12">
            <text:p>37.875</text:p>
          </table:table-cell>
          <table:table-cell office:value-type="float" office:value="37164" table:style-name="ce12">
            <text:p>37.164</text:p>
          </table:table-cell>
          <table:table-cell table:style-name="ce12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8.5709999999999997" table:style-name="ce9">
            <text:p>8,571</text:p>
          </table:table-cell>
          <table:table-cell office:value-type="float" office:value="4.9829999999999997" table:style-name="ce9">
            <text:p>4,983</text:p>
          </table:table-cell>
          <table:table-cell office:value-type="float" office:value="6.8490000000000002" table:style-name="ce9">
            <text:p>6,849</text:p>
          </table:table-cell>
          <table:table-cell office:value-type="float" office:value="10.029" table:style-name="ce9">
            <text:p>10,029</text:p>
          </table:table-cell>
          <table:table-cell office:value-type="float" office:value="5.8140000000000001" table:style-name="ce9">
            <text:p>5,814</text:p>
          </table:table-cell>
          <table:table-cell office:value-type="float" office:value="8.0229999999999997" table:style-name="ce9">
            <text:p>8,023</text:p>
          </table:table-cell>
          <table:table-cell office:value-type="float" office:value="4.9480000000000004" table:style-name="ce9">
            <text:p>4,948</text:p>
          </table:table-cell>
          <table:table-cell office:value-type="float" office:value="9.61" table:style-name="ce9">
            <text:p>9,610</text:p>
          </table:table-cell>
          <table:table-cell office:value-type="float" office:value="5.7140000000000004" table:style-name="ce9">
            <text:p>5,714</text:p>
          </table:table-cell>
          <table:table-cell office:value-type="float" office:value="6.3879999999999999" table:style-name="ce9">
            <text:p>6,388</text:p>
          </table:table-cell>
          <table:table-cell office:value-type="float" office:value="9.6150000000000002" table:style-name="ce9">
            <text:p>9,615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abertas</text:p>
          </table:table-cell>
          <table:table-cell office:value-type="float" office:value="8.0259999999999998" table:style-name="ce9">
            <text:p>8,026</text:p>
          </table:table-cell>
          <table:table-cell office:value-type="float" office:value="9.3420000000000005" table:style-name="ce9">
            <text:p>9,342</text:p>
          </table:table-cell>
          <table:table-cell office:value-type="float" office:value="10.026" table:style-name="ce9">
            <text:p>10,026</text:p>
          </table:table-cell>
          <table:table-cell office:value-type="float" office:value="9.3979999999999997" table:style-name="ce9">
            <text:p>9,398</text:p>
          </table:table-cell>
          <table:table-cell office:value-type="float" office:value="7.5049999999999999" table:style-name="ce9">
            <text:p>7,505</text:p>
          </table:table-cell>
          <table:table-cell office:value-type="float" office:value="6.5330000000000004" table:style-name="ce9">
            <text:p>6,533</text:p>
          </table:table-cell>
          <table:table-cell office:value-type="float" office:value="7.0410000000000004" table:style-name="ce9">
            <text:p>7,041</text:p>
          </table:table-cell>
          <table:table-cell office:value-type="float" office:value="5.9619999999999997" table:style-name="ce9">
            <text:p>5,962</text:p>
          </table:table-cell>
          <table:table-cell office:value-type="float" office:value="7.6340000000000003" table:style-name="ce9">
            <text:p>7,634</text:p>
          </table:table-cell>
          <table:table-cell office:value-type="float" office:value="7.524" table:style-name="ce9">
            <text:p>7,524</text:p>
          </table:table-cell>
          <table:table-cell office:value-type="float" office:value="7.7610000000000001" table:style-name="ce9">
            <text:p>7,761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11.378" table:style-name="ce9">
            <text:p>11,378</text:p>
          </table:table-cell>
          <table:table-cell office:value-type="float" office:value="12.507999999999999" table:style-name="ce9">
            <text:p>12,508</text:p>
          </table:table-cell>
          <table:table-cell office:value-type="float" office:value="15.503" table:style-name="ce9">
            <text:p>15,503</text:p>
          </table:table-cell>
          <table:table-cell office:value-type="float" office:value="16.53" table:style-name="ce9">
            <text:p>16,530</text:p>
          </table:table-cell>
          <table:table-cell office:value-type="float" office:value="14.89" table:style-name="ce9">
            <text:p>14,890</text:p>
          </table:table-cell>
          <table:table-cell office:value-type="float" office:value="14.664" table:style-name="ce9">
            <text:p>14,664</text:p>
          </table:table-cell>
          <table:table-cell office:value-type="float" office:value="13.923999999999999" table:style-name="ce9">
            <text:p>13,924</text:p>
          </table:table-cell>
          <table:table-cell office:value-type="float" office:value="13.215999999999999" table:style-name="ce9">
            <text:p>13,216</text:p>
          </table:table-cell>
          <table:table-cell office:value-type="float" office:value="12.135999999999999" table:style-name="ce9">
            <text:p>12,136</text:p>
          </table:table-cell>
          <table:table-cell office:value-type="float" office:value="11.587999999999999" table:style-name="ce9">
            <text:p>11,588</text:p>
          </table:table-cell>
          <table:table-cell office:value-type="float" office:value="11.593" table:style-name="ce9">
            <text:p>11,593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abertas</text:p>
          </table:table-cell>
          <table:table-cell office:value-type="float" office:value="11.429" table:style-name="ce9">
            <text:p>11,429</text:p>
          </table:table-cell>
          <table:table-cell office:value-type="float" office:value="12.121" table:style-name="ce9">
            <text:p>12,121</text:p>
          </table:table-cell>
          <table:table-cell office:value-type="float" office:value="17.241" table:style-name="ce9">
            <text:p>17,241</text:p>
          </table:table-cell>
          <table:table-cell office:value-type="float" office:value="16.667000000000002" table:style-name="ce9">
            <text:p>16,667</text:p>
          </table:table-cell>
          <table:table-cell office:value-type="float" office:value="17.241" table:style-name="ce9">
            <text:p>17,241</text:p>
          </table:table-cell>
          <table:table-cell office:value-type="float" office:value="10.256" table:style-name="ce9">
            <text:p>10,256</text:p>
          </table:table-cell>
          <table:table-cell office:value-type="float" office:value="4.8650000000000002" table:style-name="ce9">
            <text:p>4,865</text:p>
          </table:table-cell>
          <table:table-cell office:value-type="float" office:value="11.111000000000001" table:style-name="ce9">
            <text:p>11,111</text:p>
          </table:table-cell>
          <table:table-cell office:value-type="float" office:value="5.556" table:style-name="ce9">
            <text:p>5,556</text:p>
          </table:table-cell>
          <table:table-cell office:value-type="float" office:value="7.8129999999999997" table:style-name="ce9">
            <text:p>7,813</text:p>
          </table:table-cell>
          <table:table-cell office:value-type="float" office:value="18.75" table:style-name="ce9">
            <text:p>18,750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abertas</text:p>
          </table:table-cell>
          <table:table-cell office:value-type="float" office:value="11.236000000000001" table:style-name="ce9">
            <text:p>11,236</text:p>
          </table:table-cell>
          <table:table-cell office:value-type="float" office:value="7.343" table:style-name="ce9">
            <text:p>7,343</text:p>
          </table:table-cell>
          <table:table-cell office:value-type="float" office:value="6.1269999999999998" table:style-name="ce9">
            <text:p>6,127</text:p>
          </table:table-cell>
          <table:table-cell office:value-type="float" office:value="4.8390000000000004" table:style-name="ce9">
            <text:p>4,839</text:p>
          </table:table-cell>
          <table:table-cell office:value-type="float" office:value="5.6040000000000001" table:style-name="ce9">
            <text:p>5,604</text:p>
          </table:table-cell>
          <table:table-cell office:value-type="float" office:value="5.4290000000000003" table:style-name="ce9">
            <text:p>5,429</text:p>
          </table:table-cell>
          <table:table-cell office:value-type="float" office:value="6.5739999999999998" table:style-name="ce9">
            <text:p>6,574</text:p>
          </table:table-cell>
          <table:table-cell office:value-type="float" office:value="5.7210000000000001" table:style-name="ce9">
            <text:p>5,721</text:p>
          </table:table-cell>
          <table:table-cell office:value-type="float" office:value="4.218" table:style-name="ce9">
            <text:p>4,218</text:p>
          </table:table-cell>
          <table:table-cell office:value-type="float" office:value="4.0119999999999996" table:style-name="ce9">
            <text:p>4,012</text:p>
          </table:table-cell>
          <table:table-cell office:value-type="float" office:value="3.6240000000000001" table:style-name="ce9">
            <text:p>3,624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abertas</text:p>
          </table:table-cell>
          <table:table-cell office:value-type="float" office:value="8.9060000000000006" table:style-name="ce9">
            <text:p>8,906</text:p>
          </table:table-cell>
          <table:table-cell office:value-type="float" office:value="7.0709999999999997" table:style-name="ce9">
            <text:p>7,071</text:p>
          </table:table-cell>
          <table:table-cell office:value-type="float" office:value="8.4179999999999993" table:style-name="ce9">
            <text:p>8,418</text:p>
          </table:table-cell>
          <table:table-cell office:value-type="float" office:value="8.0269999999999992" table:style-name="ce9">
            <text:p>8,027</text:p>
          </table:table-cell>
          <table:table-cell office:value-type="float" office:value="10.167" table:style-name="ce9">
            <text:p>10,167</text:p>
          </table:table-cell>
          <table:table-cell office:value-type="float" office:value="9.6999999999999993" table:style-name="ce9">
            <text:p>9,700</text:p>
          </table:table-cell>
          <table:table-cell office:value-type="float" office:value="10.723000000000001" table:style-name="ce9">
            <text:p>10,723</text:p>
          </table:table-cell>
          <table:table-cell office:value-type="float" office:value="9.9239999999999995" table:style-name="ce9">
            <text:p>9,924</text:p>
          </table:table-cell>
          <table:table-cell office:value-type="float" office:value="13.454000000000001" table:style-name="ce9">
            <text:p>13,454</text:p>
          </table:table-cell>
          <table:table-cell office:value-type="float" office:value="10.920999999999999" table:style-name="ce9">
            <text:p>10,921</text:p>
          </table:table-cell>
          <table:table-cell office:value-type="float" office:value="14.449" table:style-name="ce9">
            <text:p>14,449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7.3570000000000002" table:style-name="ce9">
            <text:p>7,357</text:p>
          </table:table-cell>
          <table:table-cell office:value-type="float" office:value="6.2969999999999997" table:style-name="ce9">
            <text:p>6,297</text:p>
          </table:table-cell>
          <table:table-cell office:value-type="float" office:value="6.4139999999999997" table:style-name="ce9">
            <text:p>6,414</text:p>
          </table:table-cell>
          <table:table-cell office:value-type="float" office:value="5.7149999999999999" table:style-name="ce9">
            <text:p>5,715</text:p>
          </table:table-cell>
          <table:table-cell office:value-type="float" office:value="6.0510000000000002" table:style-name="ce9">
            <text:p>6,051</text:p>
          </table:table-cell>
          <table:table-cell office:value-type="float" office:value="5.2030000000000003" table:style-name="ce9">
            <text:p>5,203</text:p>
          </table:table-cell>
          <table:table-cell office:value-type="float" office:value="5.7220000000000004" table:style-name="ce9">
            <text:p>5,722</text:p>
          </table:table-cell>
          <table:table-cell office:value-type="float" office:value="5.8230000000000004" table:style-name="ce9">
            <text:p>5,823</text:p>
          </table:table-cell>
          <table:table-cell office:value-type="float" office:value="5.64" table:style-name="ce9">
            <text:p>5,640</text:p>
          </table:table-cell>
          <table:table-cell office:value-type="float" office:value="6.5019999999999998" table:style-name="ce9">
            <text:p>6,502</text:p>
          </table:table-cell>
          <table:table-cell office:value-type="float" office:value="5.665" table:style-name="ce9">
            <text:p>5,665</text:p>
          </table:table-cell>
          <table:table-cell table:style-name="ce9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9.429000000000002" table:style-name="ce9">
            <text:p>89,429</text:p>
          </table:table-cell>
          <table:table-cell office:value-type="float" office:value="90.364999999999995" table:style-name="ce9">
            <text:p>90,365</text:p>
          </table:table-cell>
          <table:table-cell office:value-type="float" office:value="90.411000000000001" table:style-name="ce9">
            <text:p>90,411</text:p>
          </table:table-cell>
          <table:table-cell office:value-type="float" office:value="86.819000000000003" table:style-name="ce9">
            <text:p>86,819</text:p>
          </table:table-cell>
          <table:table-cell office:value-type="float" office:value="87.209000000000003" table:style-name="ce9">
            <text:p>87,209</text:p>
          </table:table-cell>
          <table:table-cell office:value-type="float" office:value="89.685000000000002" table:style-name="ce9">
            <text:p>89,685</text:p>
          </table:table-cell>
          <table:table-cell office:value-type="float" office:value="91.406000000000006" table:style-name="ce9">
            <text:p>91,406</text:p>
          </table:table-cell>
          <table:table-cell office:value-type="float" office:value="85.194999999999993" table:style-name="ce9">
            <text:p>85,195</text:p>
          </table:table-cell>
          <table:table-cell office:value-type="float" office:value="81.346000000000004" table:style-name="ce9">
            <text:p>81,346</text:p>
          </table:table-cell>
          <table:table-cell office:value-type="float" office:value="88.546000000000006" table:style-name="ce9">
            <text:p>88,546</text:p>
          </table:table-cell>
          <table:table-cell office:value-type="float" office:value="83.516000000000005" table:style-name="ce9">
            <text:p>83,516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4.35" table:style-name="ce9">
            <text:p>84,350</text:p>
          </table:table-cell>
          <table:table-cell office:value-type="float" office:value="82.643000000000001" table:style-name="ce9">
            <text:p>82,643</text:p>
          </table:table-cell>
          <table:table-cell office:value-type="float" office:value="84.551000000000002" table:style-name="ce9">
            <text:p>84,551</text:p>
          </table:table-cell>
          <table:table-cell office:value-type="float" office:value="84.537000000000006" table:style-name="ce9">
            <text:p>84,537</text:p>
          </table:table-cell>
          <table:table-cell office:value-type="float" office:value="85.998000000000005" table:style-name="ce9">
            <text:p>85,998</text:p>
          </table:table-cell>
          <table:table-cell office:value-type="float" office:value="86.766000000000005" table:style-name="ce9">
            <text:p>86,766</text:p>
          </table:table-cell>
          <table:table-cell office:value-type="float" office:value="85.9" table:style-name="ce9">
            <text:p>85,900</text:p>
          </table:table-cell>
          <table:table-cell office:value-type="float" office:value="86.225999999999999" table:style-name="ce9">
            <text:p>86,226</text:p>
          </table:table-cell>
          <table:table-cell office:value-type="float" office:value="85.802999999999997" table:style-name="ce9">
            <text:p>85,803</text:p>
          </table:table-cell>
          <table:table-cell office:value-type="float" office:value="86.766000000000005" table:style-name="ce9">
            <text:p>86,766</text:p>
          </table:table-cell>
          <table:table-cell office:value-type="float" office:value="86.328999999999994" table:style-name="ce9">
            <text:p>86,329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924000000000007" table:style-name="ce9">
            <text:p>85,924</text:p>
          </table:table-cell>
          <table:table-cell office:value-type="float" office:value="85.358000000000004" table:style-name="ce9">
            <text:p>85,358</text:p>
          </table:table-cell>
          <table:table-cell office:value-type="float" office:value="84.816999999999993" table:style-name="ce9">
            <text:p>84,817</text:p>
          </table:table-cell>
          <table:table-cell office:value-type="float" office:value="85.626000000000005" table:style-name="ce9">
            <text:p>85,626</text:p>
          </table:table-cell>
          <table:table-cell office:value-type="float" office:value="85.915999999999997" table:style-name="ce9">
            <text:p>85,916</text:p>
          </table:table-cell>
          <table:table-cell office:value-type="float" office:value="87.432000000000002" table:style-name="ce9">
            <text:p>87,432</text:p>
          </table:table-cell>
          <table:table-cell office:value-type="float" office:value="84.649000000000001" table:style-name="ce9">
            <text:p>84,649</text:p>
          </table:table-cell>
          <table:table-cell office:value-type="float" office:value="84.734999999999999" table:style-name="ce9">
            <text:p>84,735</text:p>
          </table:table-cell>
          <table:table-cell office:value-type="float" office:value="85.927999999999997" table:style-name="ce9">
            <text:p>85,928</text:p>
          </table:table-cell>
          <table:table-cell office:value-type="float" office:value="86.415999999999997" table:style-name="ce9">
            <text:p>86,416</text:p>
          </table:table-cell>
          <table:table-cell office:value-type="float" office:value="86.317999999999998" table:style-name="ce9">
            <text:p>86,318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2.051000000000002" table:style-name="ce9">
            <text:p>82,051</text:p>
          </table:table-cell>
          <table:table-cell office:value-type="float" office:value="72.972999999999999" table:style-name="ce9">
            <text:p>72,973</text:p>
          </table:table-cell>
          <table:table-cell office:value-type="float" office:value="55.171999999999997" table:style-name="ce9">
            <text:p>55,172</text:p>
          </table:table-cell>
          <table:table-cell office:value-type="float" office:value="75" table:style-name="ce9">
            <text:p>75,000</text:p>
          </table:table-cell>
          <table:table-cell office:value-type="float" office:value="70.968000000000004" table:style-name="ce9">
            <text:p>70,968</text:p>
          </table:table-cell>
          <table:table-cell office:value-type="float" office:value="70" table:style-name="ce9">
            <text:p>70,000</text:p>
          </table:table-cell>
          <table:table-cell office:value-type="float" office:value="87.957999999999998" table:style-name="ce9">
            <text:p>87,958</text:p>
          </table:table-cell>
          <table:table-cell office:value-type="float" office:value="60" table:style-name="ce9">
            <text:p>60,000</text:p>
          </table:table-cell>
          <table:table-cell office:value-type="float" office:value="51.350999999999999" table:style-name="ce9">
            <text:p>51,351</text:p>
          </table:table-cell>
          <table:table-cell office:value-type="float" office:value="54.545000000000002" table:style-name="ce9">
            <text:p>54,545</text:p>
          </table:table-cell>
          <table:table-cell office:value-type="float" office:value="56.603999999999999" table:style-name="ce9">
            <text:p>56,604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4.483000000000004" table:style-name="ce9">
            <text:p>84,483</text:p>
          </table:table-cell>
          <table:table-cell office:value-type="float" office:value="85.436999999999998" table:style-name="ce9">
            <text:p>85,437</text:p>
          </table:table-cell>
          <table:table-cell office:value-type="float" office:value="84.966999999999999" table:style-name="ce9">
            <text:p>84,967</text:p>
          </table:table-cell>
          <table:table-cell office:value-type="float" office:value="87.096999999999994" table:style-name="ce9">
            <text:p>87,097</text:p>
          </table:table-cell>
          <table:table-cell office:value-type="float" office:value="86.709000000000003" table:style-name="ce9">
            <text:p>86,709</text:p>
          </table:table-cell>
          <table:table-cell office:value-type="float" office:value="86.102000000000004" table:style-name="ce9">
            <text:p>86,102</text:p>
          </table:table-cell>
          <table:table-cell office:value-type="float" office:value="85.558000000000007" table:style-name="ce9">
            <text:p>85,558</text:p>
          </table:table-cell>
          <table:table-cell office:value-type="float" office:value="86.65" table:style-name="ce9">
            <text:p>86,650</text:p>
          </table:table-cell>
          <table:table-cell office:value-type="float" office:value="87.058000000000007" table:style-name="ce9">
            <text:p>87,058</text:p>
          </table:table-cell>
          <table:table-cell office:value-type="float" office:value="87.587999999999994" table:style-name="ce9">
            <text:p>87,588</text:p>
          </table:table-cell>
          <table:table-cell office:value-type="float" office:value="88.801000000000002" table:style-name="ce9">
            <text:p>88,801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165000000000006" table:style-name="ce9">
            <text:p>86,165</text:p>
          </table:table-cell>
          <table:table-cell office:value-type="float" office:value="87.617999999999995" table:style-name="ce9">
            <text:p>87,618</text:p>
          </table:table-cell>
          <table:table-cell office:value-type="float" office:value="86.218999999999994" table:style-name="ce9">
            <text:p>86,219</text:p>
          </table:table-cell>
          <table:table-cell office:value-type="float" office:value="86.12" table:style-name="ce9">
            <text:p>86,120</text:p>
          </table:table-cell>
          <table:table-cell office:value-type="float" office:value="85.602999999999994" table:style-name="ce9">
            <text:p>85,603</text:p>
          </table:table-cell>
          <table:table-cell office:value-type="float" office:value="87.855000000000004" table:style-name="ce9">
            <text:p>87,855</text:p>
          </table:table-cell>
          <table:table-cell office:value-type="float" office:value="84.977000000000004" table:style-name="ce9">
            <text:p>84,977</text:p>
          </table:table-cell>
          <table:table-cell office:value-type="float" office:value="85.867000000000004" table:style-name="ce9">
            <text:p>85,867</text:p>
          </table:table-cell>
          <table:table-cell office:value-type="float" office:value="84.328000000000003" table:style-name="ce9">
            <text:p>84,328</text:p>
          </table:table-cell>
          <table:table-cell office:value-type="float" office:value="86.259" table:style-name="ce9">
            <text:p>86,259</text:p>
          </table:table-cell>
          <table:table-cell office:value-type="float" office:value="81.96" table:style-name="ce9">
            <text:p>81,960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697999999999993" table:style-name="ce9">
            <text:p>85,698</text:p>
          </table:table-cell>
          <table:table-cell office:value-type="float" office:value="86.703999999999994" table:style-name="ce9">
            <text:p>86,704</text:p>
          </table:table-cell>
          <table:table-cell office:value-type="float" office:value="86.772000000000006" table:style-name="ce9">
            <text:p>86,772</text:p>
          </table:table-cell>
          <table:table-cell office:value-type="float" office:value="87.602000000000004" table:style-name="ce9">
            <text:p>87,602</text:p>
          </table:table-cell>
          <table:table-cell office:value-type="float" office:value="86.843999999999994" table:style-name="ce9">
            <text:p>86,844</text:p>
          </table:table-cell>
          <table:table-cell office:value-type="float" office:value="87.12" table:style-name="ce9">
            <text:p>87,120</text:p>
          </table:table-cell>
          <table:table-cell office:value-type="float" office:value="86.671000000000006" table:style-name="ce9">
            <text:p>86,671</text:p>
          </table:table-cell>
          <table:table-cell office:value-type="float" office:value="86.637" table:style-name="ce9">
            <text:p>86,637</text:p>
          </table:table-cell>
          <table:table-cell office:value-type="float" office:value="85.200999999999993" table:style-name="ce9">
            <text:p>85,201</text:p>
          </table:table-cell>
          <table:table-cell office:value-type="float" office:value="85.756" table:style-name="ce9">
            <text:p>85,756</text:p>
          </table:table-cell>
          <table:table-cell office:value-type="float" office:value="86.72" table:style-name="ce9">
            <text:p>86,720</text:p>
          </table:table-cell>
          <table:table-cell table:style-name="ce9"/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641999999999996" table:style-name="ce9">
            <text:p>99,642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96999999999997" table:style-name="ce9">
            <text:p>99,797</text:p>
          </table:table-cell>
          <table:table-cell office:value-type="float" office:value="99.616" table:style-name="ce9">
            <text:p>99,616</text:p>
          </table:table-cell>
          <table:table-cell office:value-type="float" office:value="100" table:style-name="ce9">
            <text:p>100,000</text:p>
          </table:table-cell>
          <table:table-cell office:value-type="float" office:value="99.933000000000007" table:style-name="ce9">
            <text:p>99,933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995999999999995" table:style-name="ce9">
            <text:p>99,996</text:p>
          </table:table-cell>
          <table:table-cell office:value-type="float" office:value="99.995999999999995" table:style-name="ce9">
            <text:p>99,996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39000000000004" table:style-name="ce9">
            <text:p>99,739</text:p>
          </table:table-cell>
          <table:table-cell office:value-type="float" office:value="99.799000000000007" table:style-name="ce9">
            <text:p>99,799</text:p>
          </table:table-cell>
          <table:table-cell office:value-type="float" office:value="99.774000000000001" table:style-name="ce9">
            <text:p>99,774</text:p>
          </table:table-cell>
          <table:table-cell office:value-type="float" office:value="99.816999999999993" table:style-name="ce9">
            <text:p>99,817</text:p>
          </table:table-cell>
          <table:table-cell office:value-type="float" office:value="99.724000000000004" table:style-name="ce9">
            <text:p>99,724</text:p>
          </table:table-cell>
          <table:table-cell office:value-type="float" office:value="99.674999999999997" table:style-name="ce9">
            <text:p>99,675</text:p>
          </table:table-cell>
          <table:table-cell office:value-type="float" office:value="99.766000000000005" table:style-name="ce9">
            <text:p>99,766</text:p>
          </table:table-cell>
          <table:table-cell office:value-type="float" office:value="99.823999999999998" table:style-name="ce9">
            <text:p>99,824</text:p>
          </table:table-cell>
          <table:table-cell office:value-type="float" office:value="99.793000000000006" table:style-name="ce9">
            <text:p>99,793</text:p>
          </table:table-cell>
          <table:table-cell office:value-type="float" office:value="99.745000000000005" table:style-name="ce9">
            <text:p>99,745</text:p>
          </table:table-cell>
          <table:table-cell office:value-type="float" office:value="99.912999999999997" table:style-name="ce9">
            <text:p>99,913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667000000000002" table:style-name="ce9">
            <text:p>99,667</text:p>
          </table:table-cell>
          <table:table-cell office:value-type="float" office:value="100" table:style-name="ce9">
            <text:p>100,000</text:p>
          </table:table-cell>
          <table:table-cell office:value-type="float" office:value="98.843999999999994" table:style-name="ce9">
            <text:p>98,844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968000000000004" table:style-name="ce9">
            <text:p>99,968</text:p>
          </table:table-cell>
          <table:table-cell office:value-type="float" office:value="99.903999999999996" table:style-name="ce9">
            <text:p>99,904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984999999999999" table:style-name="ce9">
            <text:p>99,985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style-name="ce9"/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41000000000003" table:style-name="ce9">
            <text:p>99,941</text:p>
          </table:table-cell>
          <table:table-cell office:value-type="float" office:value="99.924000000000007" table:style-name="ce9">
            <text:p>99,924</text:p>
          </table:table-cell>
          <table:table-cell office:value-type="float" office:value="99.882000000000005" table:style-name="ce9">
            <text:p>99,882</text:p>
          </table:table-cell>
          <table:table-cell office:value-type="float" office:value="99.805000000000007" table:style-name="ce9">
            <text:p>99,805</text:p>
          </table:table-cell>
          <table:table-cell office:value-type="float" office:value="99.924000000000007" table:style-name="ce9">
            <text:p>99,924</text:p>
          </table:table-cell>
          <table:table-cell office:value-type="float" office:value="99.9" table:style-name="ce9">
            <text:p>99,900</text:p>
          </table:table-cell>
          <table:table-cell office:value-type="float" office:value="99.977999999999994" table:style-name="ce9">
            <text:p>99,978</text:p>
          </table:table-cell>
          <table:table-cell office:value-type="float" office:value="99.978999999999999" table:style-name="ce9">
            <text:p>99,979</text:p>
          </table:table-cell>
          <table:table-cell office:value-type="float" office:value="99.992000000000004" table:style-name="ce9">
            <text:p>99,992</text:p>
          </table:table-cell>
          <table:table-cell office:value-type="float" office:value="99.986999999999995" table:style-name="ce9">
            <text:p>99,987</text:p>
          </table:table-cell>
          <table:table-cell office:value-type="float" office:value="99.945999999999998" table:style-name="ce9">
            <text:p>99,946</text:p>
          </table:table-cell>
          <table:table-cell table:style-name="ce9"/>
          <table:table-cell table:number-columns-repeated="16370"/>
        </table:table-row>
        <table:table-row table:number-rows-repeated="10484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 number:grouping="true"/>
    </number:number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1P0"/>
    </number:currency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39">
      <style:table-cell-properties style:vertical-align="automatic" fo:background-color="transparent"/>
    </style:style>
    <style:style style:name="Excel_BuiltIn_Comma" style:family="table-cell" style:data-style-name="N40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2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dor</meta:initial-creator>
    <dc:creator>Herculano Araujo Rodrigues de Oliveira</dc:creator>
    <meta:creation-date>2014-01-16T12:20:14Z</meta:creation-date>
    <dc:date>2018-02-23T12:23:35Z</dc:date>
    <meta:editing-cycles>17</meta:editing-cycles>
    <meta:editing-duration>PT3383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